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9d1926"/>
    </style:style>
    <style:style style:name="P2" style:family="paragraph" style:parent-style-name="Standard">
      <style:text-properties officeooo:rsid="0002c82d" officeooo:paragraph-rsid="0002c82d"/>
    </style:style>
    <style:style style:name="P3" style:family="paragraph" style:parent-style-name="Standard">
      <style:text-properties officeooo:rsid="0003701a" officeooo:paragraph-rsid="0002c82d"/>
    </style:style>
    <style:style style:name="P4" style:family="paragraph" style:parent-style-name="Standard">
      <style:text-properties officeooo:rsid="0003701a" officeooo:paragraph-rsid="0003701a"/>
    </style:style>
    <style:style style:name="P5" style:family="paragraph" style:parent-style-name="Standard">
      <style:text-properties officeooo:rsid="0003b587" officeooo:paragraph-rsid="0003b587"/>
    </style:style>
    <style:style style:name="P6" style:family="paragraph" style:parent-style-name="Standard">
      <style:text-properties officeooo:rsid="0004a37e" officeooo:paragraph-rsid="0004a37e"/>
    </style:style>
    <style:style style:name="P7" style:family="paragraph" style:parent-style-name="Standard">
      <style:text-properties officeooo:rsid="0004f2f6" officeooo:paragraph-rsid="0004f2f6"/>
    </style:style>
    <style:style style:name="P8" style:family="paragraph" style:parent-style-name="Standard">
      <style:text-properties officeooo:rsid="00059be1" officeooo:paragraph-rsid="00059be1"/>
    </style:style>
    <style:style style:name="P9" style:family="paragraph" style:parent-style-name="Standard">
      <style:text-properties officeooo:rsid="0007c7b8" officeooo:paragraph-rsid="0007c7b8"/>
    </style:style>
    <style:style style:name="P10" style:family="paragraph" style:parent-style-name="Standard">
      <style:text-properties officeooo:rsid="00089d0a" officeooo:paragraph-rsid="00089d0a"/>
    </style:style>
    <style:style style:name="P11" style:family="paragraph" style:parent-style-name="Standard">
      <style:text-properties officeooo:rsid="000a31fc" officeooo:paragraph-rsid="000a31fc"/>
    </style:style>
    <style:style style:name="P12" style:family="paragraph" style:parent-style-name="Standard">
      <style:text-properties officeooo:rsid="000bec41" officeooo:paragraph-rsid="000bec41"/>
    </style:style>
    <style:style style:name="P13" style:family="paragraph" style:parent-style-name="Standard">
      <style:text-properties officeooo:rsid="000d4f71" officeooo:paragraph-rsid="000d4f71"/>
    </style:style>
    <style:style style:name="P14" style:family="paragraph" style:parent-style-name="Standard">
      <style:text-properties officeooo:rsid="000e560d" officeooo:paragraph-rsid="000e560d"/>
    </style:style>
    <style:style style:name="P15" style:family="paragraph" style:parent-style-name="Standard">
      <style:text-properties officeooo:rsid="000ebbde" officeooo:paragraph-rsid="000ebbde"/>
    </style:style>
    <style:style style:name="P16" style:family="paragraph" style:parent-style-name="Standard">
      <style:text-properties officeooo:rsid="0010399b" officeooo:paragraph-rsid="0010399b"/>
    </style:style>
    <style:style style:name="P17" style:family="paragraph" style:parent-style-name="Standard">
      <style:text-properties officeooo:rsid="0011154a" officeooo:paragraph-rsid="0011154a"/>
    </style:style>
    <style:style style:name="P18" style:family="paragraph" style:parent-style-name="Standard">
      <style:text-properties officeooo:rsid="0011e66c" officeooo:paragraph-rsid="0011e66c"/>
    </style:style>
    <style:style style:name="P19" style:family="paragraph" style:parent-style-name="Standard">
      <style:text-properties officeooo:rsid="0012bdf9" officeooo:paragraph-rsid="0012bdf9"/>
    </style:style>
    <style:style style:name="P20" style:family="paragraph" style:parent-style-name="Standard">
      <style:text-properties officeooo:rsid="00149523" officeooo:paragraph-rsid="00149523"/>
    </style:style>
    <style:style style:name="P21" style:family="paragraph" style:parent-style-name="Standard">
      <style:text-properties officeooo:rsid="00169645" officeooo:paragraph-rsid="00169645"/>
    </style:style>
    <style:style style:name="P22" style:family="paragraph" style:parent-style-name="Standard">
      <style:text-properties officeooo:rsid="0016d974" officeooo:paragraph-rsid="0016d974"/>
    </style:style>
    <style:style style:name="P23" style:family="paragraph" style:parent-style-name="Standard">
      <style:text-properties officeooo:rsid="0016f0f7" officeooo:paragraph-rsid="0016f0f7"/>
    </style:style>
    <style:style style:name="P24" style:family="paragraph" style:parent-style-name="Standard">
      <style:text-properties officeooo:rsid="00184850" officeooo:paragraph-rsid="00184850"/>
    </style:style>
    <style:style style:name="P25" style:family="paragraph" style:parent-style-name="Standard">
      <style:text-properties officeooo:rsid="001941d8" officeooo:paragraph-rsid="001941d8"/>
    </style:style>
    <style:style style:name="P26" style:family="paragraph" style:parent-style-name="Standard">
      <style:text-properties officeooo:rsid="0019ded5" officeooo:paragraph-rsid="0019ded5"/>
    </style:style>
    <style:style style:name="P27" style:family="paragraph" style:parent-style-name="Standard">
      <style:text-properties officeooo:rsid="001a9b54" officeooo:paragraph-rsid="001a9b54"/>
    </style:style>
    <style:style style:name="P28" style:family="paragraph" style:parent-style-name="Standard">
      <style:text-properties fo:font-weight="bold" officeooo:rsid="001a9b54" officeooo:paragraph-rsid="001a9b54" style:font-weight-asian="bold" style:font-weight-complex="bold"/>
    </style:style>
    <style:style style:name="P29" style:family="paragraph" style:parent-style-name="Standard">
      <style:text-properties fo:font-weight="bold" officeooo:rsid="0026c5b2" officeooo:paragraph-rsid="0026c5b2" style:font-weight-asian="bold" style:font-weight-complex="bold"/>
    </style:style>
    <style:style style:name="P30" style:family="paragraph" style:parent-style-name="Standard">
      <style:text-properties officeooo:rsid="001c571a" officeooo:paragraph-rsid="001c571a"/>
    </style:style>
    <style:style style:name="P31" style:family="paragraph" style:parent-style-name="Standard">
      <style:text-properties officeooo:rsid="001d3a43" officeooo:paragraph-rsid="001d3a43"/>
    </style:style>
    <style:style style:name="P32" style:family="paragraph" style:parent-style-name="Standard">
      <style:text-properties officeooo:rsid="001deac7" officeooo:paragraph-rsid="001deac7"/>
    </style:style>
    <style:style style:name="P33" style:family="paragraph" style:parent-style-name="Standard">
      <style:text-properties officeooo:rsid="001fe3e5" officeooo:paragraph-rsid="001fe3e5"/>
    </style:style>
    <style:style style:name="P34" style:family="paragraph" style:parent-style-name="Standard">
      <style:text-properties officeooo:rsid="002105c4" officeooo:paragraph-rsid="002105c4"/>
    </style:style>
    <style:style style:name="P35" style:family="paragraph" style:parent-style-name="Standard">
      <style:text-properties fo:font-weight="normal" officeooo:rsid="002105c4" officeooo:paragraph-rsid="002105c4" style:font-weight-asian="normal" style:font-weight-complex="normal"/>
    </style:style>
    <style:style style:name="P36" style:family="paragraph" style:parent-style-name="Standard">
      <style:text-properties fo:font-weight="normal" officeooo:rsid="00224072" officeooo:paragraph-rsid="00224072" style:font-weight-asian="normal" style:font-weight-complex="normal"/>
    </style:style>
    <style:style style:name="P37" style:family="paragraph" style:parent-style-name="Standard">
      <style:text-properties officeooo:rsid="0022a683" officeooo:paragraph-rsid="001c571a"/>
    </style:style>
    <style:style style:name="P38" style:family="paragraph" style:parent-style-name="Standard">
      <style:text-properties officeooo:rsid="0022a683" officeooo:paragraph-rsid="0022a683"/>
    </style:style>
    <style:style style:name="P39" style:family="paragraph" style:parent-style-name="Standard">
      <style:text-properties officeooo:rsid="0022ad3a" officeooo:paragraph-rsid="0022ad3a"/>
    </style:style>
    <style:style style:name="P40" style:family="paragraph" style:parent-style-name="Standard">
      <style:text-properties officeooo:rsid="0023fca3" officeooo:paragraph-rsid="0023fca3"/>
    </style:style>
    <style:style style:name="P41" style:family="paragraph" style:parent-style-name="Standard">
      <style:text-properties officeooo:rsid="0025c2ac" officeooo:paragraph-rsid="0025c2ac"/>
    </style:style>
    <style:style style:name="P42" style:family="paragraph" style:parent-style-name="Standard">
      <style:text-properties officeooo:rsid="0025f5fc" officeooo:paragraph-rsid="0025f5fc"/>
    </style:style>
    <style:style style:name="P43" style:family="paragraph" style:parent-style-name="Standard">
      <style:text-properties officeooo:rsid="0026c5b2" officeooo:paragraph-rsid="0026c5b2"/>
    </style:style>
    <style:style style:name="P44" style:family="paragraph" style:parent-style-name="Standard">
      <style:text-properties officeooo:rsid="00275575" officeooo:paragraph-rsid="00275575"/>
    </style:style>
    <style:style style:name="P45" style:family="paragraph" style:parent-style-name="Standard">
      <style:text-properties officeooo:rsid="00294066" officeooo:paragraph-rsid="00294066"/>
    </style:style>
    <style:style style:name="P46" style:family="paragraph" style:parent-style-name="Standard">
      <style:text-properties officeooo:rsid="002a4a6f" officeooo:paragraph-rsid="002a4a6f"/>
    </style:style>
    <style:style style:name="P47" style:family="paragraph" style:parent-style-name="Standard">
      <style:text-properties officeooo:rsid="002ae999" officeooo:paragraph-rsid="002ae999"/>
    </style:style>
    <style:style style:name="P48" style:family="paragraph" style:parent-style-name="Standard">
      <style:text-properties officeooo:rsid="002ccaae" officeooo:paragraph-rsid="002ccaae"/>
    </style:style>
    <style:style style:name="P49" style:family="paragraph" style:parent-style-name="Standard">
      <style:text-properties officeooo:rsid="002e50ab" officeooo:paragraph-rsid="002e50ab"/>
    </style:style>
    <style:style style:name="P50" style:family="paragraph" style:parent-style-name="Standard">
      <style:text-properties officeooo:rsid="003043a2" officeooo:paragraph-rsid="003043a2"/>
    </style:style>
    <style:style style:name="P51" style:family="paragraph" style:parent-style-name="Standard">
      <style:text-properties officeooo:rsid="003092ce" officeooo:paragraph-rsid="003092ce"/>
    </style:style>
    <style:style style:name="P52" style:family="paragraph" style:parent-style-name="Standard">
      <style:text-properties officeooo:rsid="0031c512" officeooo:paragraph-rsid="0031c512"/>
    </style:style>
    <style:style style:name="P53" style:family="paragraph" style:parent-style-name="Standard">
      <style:text-properties officeooo:rsid="0032b876" officeooo:paragraph-rsid="0032b876"/>
    </style:style>
    <style:style style:name="P54" style:family="paragraph" style:parent-style-name="Standard">
      <style:text-properties officeooo:rsid="00347027" officeooo:paragraph-rsid="00347027"/>
    </style:style>
    <style:style style:name="P55" style:family="paragraph" style:parent-style-name="Standard">
      <style:text-properties officeooo:rsid="00366254" officeooo:paragraph-rsid="00366254"/>
    </style:style>
    <style:style style:name="P56" style:family="paragraph" style:parent-style-name="Standard">
      <style:text-properties officeooo:rsid="0038097c" officeooo:paragraph-rsid="0038097c"/>
    </style:style>
    <style:style style:name="P57" style:family="paragraph" style:parent-style-name="Standard">
      <style:text-properties officeooo:rsid="00384808" officeooo:paragraph-rsid="00384808"/>
    </style:style>
    <style:style style:name="P58" style:family="paragraph" style:parent-style-name="Standard">
      <style:text-properties officeooo:rsid="003a2dc0" officeooo:paragraph-rsid="003a2dc0"/>
    </style:style>
    <style:style style:name="P59" style:family="paragraph" style:parent-style-name="Standard">
      <style:text-properties officeooo:rsid="003a808c" officeooo:paragraph-rsid="003a808c"/>
    </style:style>
    <style:style style:name="P60" style:family="paragraph" style:parent-style-name="Standard">
      <style:text-properties officeooo:rsid="003c0ce0" officeooo:paragraph-rsid="003c0ce0"/>
    </style:style>
    <style:style style:name="P61" style:family="paragraph" style:parent-style-name="Standard">
      <style:text-properties officeooo:rsid="003ccade" officeooo:paragraph-rsid="003ccade"/>
    </style:style>
    <style:style style:name="P62" style:family="paragraph" style:parent-style-name="Standard">
      <style:text-properties officeooo:rsid="003d8ecf" officeooo:paragraph-rsid="003d8ecf"/>
    </style:style>
    <style:style style:name="P63" style:family="paragraph" style:parent-style-name="Standard">
      <style:text-properties officeooo:rsid="003e1e3d" officeooo:paragraph-rsid="003e1e3d"/>
    </style:style>
    <style:style style:name="P64" style:family="paragraph" style:parent-style-name="Standard">
      <style:text-properties officeooo:rsid="003f08db" officeooo:paragraph-rsid="003f08db"/>
    </style:style>
    <style:style style:name="P65" style:family="paragraph" style:parent-style-name="Standard">
      <style:text-properties officeooo:rsid="00419000" officeooo:paragraph-rsid="00419000"/>
    </style:style>
    <style:style style:name="P66" style:family="paragraph" style:parent-style-name="Standard">
      <style:text-properties officeooo:rsid="00438fe4" officeooo:paragraph-rsid="00438fe4"/>
    </style:style>
    <style:style style:name="P67" style:family="paragraph" style:parent-style-name="Standard">
      <style:text-properties officeooo:rsid="0044b65b" officeooo:paragraph-rsid="0044b65b"/>
    </style:style>
    <style:style style:name="P68" style:family="paragraph" style:parent-style-name="Standard">
      <style:text-properties officeooo:rsid="004519ee" officeooo:paragraph-rsid="004519ee"/>
    </style:style>
    <style:style style:name="P69" style:family="paragraph" style:parent-style-name="Standard">
      <style:text-properties officeooo:rsid="00463847" officeooo:paragraph-rsid="00463847"/>
    </style:style>
    <style:style style:name="P70" style:family="paragraph" style:parent-style-name="Standard">
      <style:text-properties officeooo:rsid="004704fa" officeooo:paragraph-rsid="004704fa"/>
    </style:style>
    <style:style style:name="P71" style:family="paragraph" style:parent-style-name="Standard">
      <style:text-properties officeooo:rsid="004758fb" officeooo:paragraph-rsid="004758fb"/>
    </style:style>
    <style:style style:name="P72" style:family="paragraph" style:parent-style-name="Standard">
      <style:text-properties officeooo:rsid="004758fb" officeooo:paragraph-rsid="00463847"/>
    </style:style>
    <style:style style:name="P73" style:family="paragraph" style:parent-style-name="Standard">
      <style:text-properties officeooo:rsid="0047f3a4" officeooo:paragraph-rsid="0047f3a4"/>
    </style:style>
    <style:style style:name="P74" style:family="paragraph" style:parent-style-name="Standard">
      <style:text-properties officeooo:rsid="0048fe4b" officeooo:paragraph-rsid="0048fe4b"/>
    </style:style>
    <style:style style:name="P75" style:family="paragraph" style:parent-style-name="Standard">
      <style:text-properties officeooo:rsid="004a5eca" officeooo:paragraph-rsid="004a5eca"/>
    </style:style>
    <style:style style:name="P76" style:family="paragraph" style:parent-style-name="Standard">
      <style:text-properties officeooo:rsid="004b1b46" officeooo:paragraph-rsid="004b1b46"/>
    </style:style>
    <style:style style:name="P77" style:family="paragraph" style:parent-style-name="Standard">
      <style:text-properties officeooo:rsid="004bf3e4" officeooo:paragraph-rsid="004bf3e4"/>
    </style:style>
    <style:style style:name="P78" style:family="paragraph" style:parent-style-name="Standard">
      <style:text-properties officeooo:rsid="004ec2f3" officeooo:paragraph-rsid="004ec2f3"/>
    </style:style>
    <style:style style:name="P79" style:family="paragraph" style:parent-style-name="Standard">
      <style:text-properties officeooo:rsid="00502841" officeooo:paragraph-rsid="00502841"/>
    </style:style>
    <style:style style:name="P80" style:family="paragraph" style:parent-style-name="Standard">
      <style:text-properties officeooo:rsid="00512188" officeooo:paragraph-rsid="00512188"/>
    </style:style>
    <style:style style:name="P81" style:family="paragraph" style:parent-style-name="Standard">
      <style:text-properties officeooo:rsid="0053175c" officeooo:paragraph-rsid="0053175c"/>
    </style:style>
    <style:style style:name="P82" style:family="paragraph" style:parent-style-name="Standard">
      <style:text-properties officeooo:rsid="0055cae3" officeooo:paragraph-rsid="0055cae3"/>
    </style:style>
    <style:style style:name="P83" style:family="paragraph" style:parent-style-name="Standard">
      <style:text-properties officeooo:rsid="0055f78d" officeooo:paragraph-rsid="0055f78d"/>
    </style:style>
    <style:style style:name="P84" style:family="paragraph" style:parent-style-name="Standard">
      <style:text-properties officeooo:rsid="0057e2bb" officeooo:paragraph-rsid="0057e2bb"/>
    </style:style>
    <style:style style:name="P85" style:family="paragraph" style:parent-style-name="Standard">
      <style:text-properties officeooo:rsid="0059b092" officeooo:paragraph-rsid="0059b092"/>
    </style:style>
    <style:style style:name="P86" style:family="paragraph" style:parent-style-name="Standard">
      <style:text-properties officeooo:rsid="005b7f33" officeooo:paragraph-rsid="005b7f33"/>
    </style:style>
    <style:style style:name="P87" style:family="paragraph" style:parent-style-name="Standard">
      <style:text-properties officeooo:rsid="005bbebc" officeooo:paragraph-rsid="005bbebc"/>
    </style:style>
    <style:style style:name="P88" style:family="paragraph" style:parent-style-name="Standard">
      <style:text-properties officeooo:rsid="005c7892" officeooo:paragraph-rsid="005c7892"/>
    </style:style>
    <style:style style:name="P89" style:family="paragraph" style:parent-style-name="Standard">
      <style:text-properties officeooo:rsid="005f7a20" officeooo:paragraph-rsid="005f7a20"/>
    </style:style>
    <style:style style:name="P90" style:family="paragraph" style:parent-style-name="Standard">
      <style:text-properties officeooo:rsid="006055a6" officeooo:paragraph-rsid="006055a6"/>
    </style:style>
    <style:style style:name="P91" style:family="paragraph" style:parent-style-name="Standard">
      <style:text-properties officeooo:rsid="0061dc12" officeooo:paragraph-rsid="0061dc12"/>
    </style:style>
    <style:style style:name="P92" style:family="paragraph" style:parent-style-name="Standard">
      <style:text-properties officeooo:rsid="0062d76d" officeooo:paragraph-rsid="0062d76d"/>
    </style:style>
    <style:style style:name="P93" style:family="paragraph" style:parent-style-name="Standard">
      <style:text-properties officeooo:rsid="0064769f" officeooo:paragraph-rsid="0064769f"/>
    </style:style>
    <style:style style:name="P94" style:family="paragraph" style:parent-style-name="Standard">
      <style:text-properties officeooo:rsid="0064c284" officeooo:paragraph-rsid="0064c284"/>
    </style:style>
    <style:style style:name="P95" style:family="paragraph" style:parent-style-name="Standard">
      <style:text-properties officeooo:rsid="0064f546" officeooo:paragraph-rsid="0064f546"/>
    </style:style>
    <style:style style:name="P96" style:family="paragraph" style:parent-style-name="Standard">
      <style:text-properties officeooo:rsid="0065ffaa" officeooo:paragraph-rsid="0065ffaa"/>
    </style:style>
    <style:style style:name="P97" style:family="paragraph" style:parent-style-name="Standard">
      <style:text-properties officeooo:rsid="00667e1e" officeooo:paragraph-rsid="00667e1e"/>
    </style:style>
    <style:style style:name="P98" style:family="paragraph" style:parent-style-name="Standard">
      <style:text-properties officeooo:rsid="0067ce3c" officeooo:paragraph-rsid="0067ce3c"/>
    </style:style>
    <style:style style:name="P99" style:family="paragraph" style:parent-style-name="Standard">
      <style:text-properties officeooo:rsid="00691112" officeooo:paragraph-rsid="00691112"/>
    </style:style>
    <style:style style:name="P100" style:family="paragraph" style:parent-style-name="Standard">
      <style:text-properties officeooo:rsid="006a9d4b" officeooo:paragraph-rsid="006a9d4b"/>
    </style:style>
    <style:style style:name="P101" style:family="paragraph" style:parent-style-name="Standard">
      <style:text-properties officeooo:rsid="006d47fe" officeooo:paragraph-rsid="006d47fe"/>
    </style:style>
    <style:style style:name="P102" style:family="paragraph" style:parent-style-name="Standard">
      <style:text-properties officeooo:rsid="006ef600" officeooo:paragraph-rsid="006ef600"/>
    </style:style>
    <style:style style:name="P103" style:family="paragraph" style:parent-style-name="Standard">
      <style:text-properties officeooo:rsid="00703a23" officeooo:paragraph-rsid="00703a23"/>
    </style:style>
    <style:style style:name="P104" style:family="paragraph" style:parent-style-name="Standard">
      <style:text-properties officeooo:rsid="007106ab" officeooo:paragraph-rsid="007106ab"/>
    </style:style>
    <style:style style:name="P105" style:family="paragraph" style:parent-style-name="Standard">
      <style:text-properties officeooo:rsid="00724e3c" officeooo:paragraph-rsid="00724e3c"/>
    </style:style>
    <style:style style:name="P106" style:family="paragraph" style:parent-style-name="Standard">
      <style:text-properties officeooo:rsid="007422a6" officeooo:paragraph-rsid="007422a6"/>
    </style:style>
    <style:style style:name="P107" style:family="paragraph" style:parent-style-name="Standard">
      <style:text-properties officeooo:rsid="00747fcb" officeooo:paragraph-rsid="00747fcb"/>
    </style:style>
    <style:style style:name="P108" style:family="paragraph" style:parent-style-name="Standard">
      <style:text-properties officeooo:rsid="0074d789" officeooo:paragraph-rsid="0074d789"/>
    </style:style>
    <style:style style:name="P109" style:family="paragraph" style:parent-style-name="Standard">
      <style:text-properties officeooo:rsid="0075f6ba" officeooo:paragraph-rsid="0075f6ba"/>
    </style:style>
    <style:style style:name="P110" style:family="paragraph" style:parent-style-name="Standard">
      <style:text-properties officeooo:rsid="00770bee" officeooo:paragraph-rsid="00770bee"/>
    </style:style>
    <style:style style:name="P111" style:family="paragraph" style:parent-style-name="Standard">
      <style:text-properties officeooo:rsid="0078b4b9" officeooo:paragraph-rsid="0078b4b9"/>
    </style:style>
    <style:style style:name="P112" style:family="paragraph" style:parent-style-name="Standard">
      <style:text-properties officeooo:rsid="00794529" officeooo:paragraph-rsid="00794529"/>
    </style:style>
    <style:style style:name="P113" style:family="paragraph" style:parent-style-name="Standard">
      <style:text-properties officeooo:rsid="007a2baf" officeooo:paragraph-rsid="007a2baf"/>
    </style:style>
    <style:style style:name="P114" style:family="paragraph" style:parent-style-name="Standard">
      <style:text-properties officeooo:rsid="007a4c97" officeooo:paragraph-rsid="007a4c97"/>
    </style:style>
    <style:style style:name="P115" style:family="paragraph" style:parent-style-name="Standard">
      <style:text-properties officeooo:rsid="007ae8f5" officeooo:paragraph-rsid="007ae8f5"/>
    </style:style>
    <style:style style:name="P116" style:family="paragraph" style:parent-style-name="Standard">
      <style:text-properties officeooo:rsid="007c3cfb" officeooo:paragraph-rsid="007c3cfb"/>
    </style:style>
    <style:style style:name="P117" style:family="paragraph" style:parent-style-name="Standard">
      <style:text-properties officeooo:rsid="007c68a6" officeooo:paragraph-rsid="007c68a6"/>
    </style:style>
    <style:style style:name="P118" style:family="paragraph" style:parent-style-name="Standard">
      <style:text-properties officeooo:rsid="007e47a5" officeooo:paragraph-rsid="007e47a5"/>
    </style:style>
    <style:style style:name="P119" style:family="paragraph" style:parent-style-name="Standard">
      <style:text-properties officeooo:rsid="008005c9" officeooo:paragraph-rsid="008005c9"/>
    </style:style>
    <style:style style:name="P120" style:family="paragraph" style:parent-style-name="Standard">
      <style:text-properties officeooo:rsid="0080aaad" officeooo:paragraph-rsid="0080aaad"/>
    </style:style>
    <style:style style:name="P121" style:family="paragraph" style:parent-style-name="Standard">
      <style:text-properties officeooo:rsid="0081ae81" officeooo:paragraph-rsid="0081ae81"/>
    </style:style>
    <style:style style:name="P122" style:family="paragraph" style:parent-style-name="Standard">
      <style:text-properties officeooo:rsid="00829696" officeooo:paragraph-rsid="00829696"/>
    </style:style>
    <style:style style:name="P123" style:family="paragraph" style:parent-style-name="Standard">
      <style:text-properties officeooo:rsid="0084207a" officeooo:paragraph-rsid="0084207a"/>
    </style:style>
    <style:style style:name="P124" style:family="paragraph" style:parent-style-name="Standard">
      <style:text-properties officeooo:rsid="00851e5b" officeooo:paragraph-rsid="00851e5b"/>
    </style:style>
    <style:style style:name="P125" style:family="paragraph" style:parent-style-name="Standard">
      <style:text-properties officeooo:rsid="00869ca2" officeooo:paragraph-rsid="00869ca2"/>
    </style:style>
    <style:style style:name="P126" style:family="paragraph" style:parent-style-name="Standard">
      <style:text-properties officeooo:rsid="00887861" officeooo:paragraph-rsid="00887861"/>
    </style:style>
    <style:style style:name="P127" style:family="paragraph" style:parent-style-name="Standard">
      <style:text-properties officeooo:rsid="008a7164" officeooo:paragraph-rsid="008a7164"/>
    </style:style>
    <style:style style:name="P128" style:family="paragraph" style:parent-style-name="Standard">
      <style:text-properties officeooo:rsid="008c3541" officeooo:paragraph-rsid="008c3541"/>
    </style:style>
    <style:style style:name="P129" style:family="paragraph" style:parent-style-name="Standard">
      <style:text-properties officeooo:rsid="008e1730" officeooo:paragraph-rsid="008e1730"/>
    </style:style>
    <style:style style:name="P130" style:family="paragraph" style:parent-style-name="Standard">
      <style:text-properties officeooo:rsid="008e4bf4" officeooo:paragraph-rsid="008e4bf4"/>
    </style:style>
    <style:style style:name="P131" style:family="paragraph" style:parent-style-name="Standard">
      <style:text-properties officeooo:rsid="008f5091" officeooo:paragraph-rsid="008f5091"/>
    </style:style>
    <style:style style:name="P132" style:family="paragraph" style:parent-style-name="Standard">
      <style:text-properties officeooo:rsid="00912f7a" officeooo:paragraph-rsid="00912f7a"/>
    </style:style>
    <style:style style:name="P133" style:family="paragraph" style:parent-style-name="Standard">
      <style:text-properties officeooo:rsid="00929f3d" officeooo:paragraph-rsid="00929f3d"/>
    </style:style>
    <style:style style:name="P134" style:family="paragraph" style:parent-style-name="Standard">
      <style:text-properties officeooo:rsid="0094a26e" officeooo:paragraph-rsid="0094a26e"/>
    </style:style>
    <style:style style:name="P135" style:family="paragraph" style:parent-style-name="Standard">
      <style:text-properties officeooo:rsid="0094cb7a" officeooo:paragraph-rsid="0094cb7a"/>
    </style:style>
    <style:style style:name="P136" style:family="paragraph" style:parent-style-name="Standard">
      <style:text-properties officeooo:rsid="00954cfd" officeooo:paragraph-rsid="00954cfd"/>
    </style:style>
    <style:style style:name="P137" style:family="paragraph" style:parent-style-name="Standard">
      <style:text-properties officeooo:rsid="0095c653" officeooo:paragraph-rsid="0095c653"/>
    </style:style>
    <style:style style:name="P138" style:family="paragraph" style:parent-style-name="Standard">
      <style:text-properties officeooo:rsid="009636f0" officeooo:paragraph-rsid="009636f0"/>
    </style:style>
    <style:style style:name="P139" style:family="paragraph" style:parent-style-name="Standard">
      <style:text-properties officeooo:rsid="00972a5a" officeooo:paragraph-rsid="00972a5a"/>
    </style:style>
    <style:style style:name="P140" style:family="paragraph" style:parent-style-name="Standard">
      <style:text-properties officeooo:rsid="009813ba" officeooo:paragraph-rsid="009813ba"/>
    </style:style>
    <style:style style:name="P141" style:family="paragraph" style:parent-style-name="Standard">
      <style:text-properties officeooo:rsid="0099bc02" officeooo:paragraph-rsid="0099bc02"/>
    </style:style>
    <style:style style:name="P142" style:family="paragraph" style:parent-style-name="Standard">
      <style:text-properties officeooo:rsid="009a7c5e" officeooo:paragraph-rsid="009a7c5e"/>
    </style:style>
    <style:style style:name="P143" style:family="paragraph" style:parent-style-name="Standard">
      <style:text-properties officeooo:rsid="009e4066" officeooo:paragraph-rsid="009e4066"/>
    </style:style>
    <style:style style:name="P144" style:family="paragraph" style:parent-style-name="Standard">
      <style:text-properties officeooo:rsid="009e63ca" officeooo:paragraph-rsid="009e63ca"/>
    </style:style>
    <style:style style:name="P145" style:family="paragraph" style:parent-style-name="Standard">
      <style:text-properties officeooo:rsid="009f4946" officeooo:paragraph-rsid="009f4946"/>
    </style:style>
    <style:style style:name="P146" style:family="paragraph" style:parent-style-name="Standard">
      <style:text-properties officeooo:rsid="00a14461" officeooo:paragraph-rsid="00a14461"/>
    </style:style>
    <style:style style:name="P147" style:family="paragraph" style:parent-style-name="Standard">
      <style:text-properties officeooo:rsid="00a28558" officeooo:paragraph-rsid="00a28558"/>
    </style:style>
    <style:style style:name="P148" style:family="paragraph" style:parent-style-name="Standard">
      <style:text-properties officeooo:rsid="00a2d8ab" officeooo:paragraph-rsid="00a2d8ab"/>
    </style:style>
    <style:style style:name="P149" style:family="paragraph" style:parent-style-name="Standard">
      <style:text-properties officeooo:rsid="00a42700" officeooo:paragraph-rsid="00a42700"/>
    </style:style>
    <style:style style:name="P150" style:family="paragraph" style:parent-style-name="Standard">
      <style:text-properties officeooo:rsid="00a4bc18" officeooo:paragraph-rsid="00a4bc18"/>
    </style:style>
    <style:style style:name="P151" style:family="paragraph" style:parent-style-name="Standard">
      <style:text-properties officeooo:rsid="00a500a4" officeooo:paragraph-rsid="00a500a4"/>
    </style:style>
    <style:style style:name="P152" style:family="paragraph" style:parent-style-name="Standard">
      <style:text-properties officeooo:rsid="00a75ca0" officeooo:paragraph-rsid="00a75ca0"/>
    </style:style>
    <style:style style:name="P153" style:family="paragraph" style:parent-style-name="Standard">
      <style:text-properties officeooo:rsid="00a94617" officeooo:paragraph-rsid="00a94617"/>
    </style:style>
    <style:style style:name="P154" style:family="paragraph" style:parent-style-name="Standard">
      <style:text-properties officeooo:rsid="00a9c340" officeooo:paragraph-rsid="00a9c340"/>
    </style:style>
    <style:style style:name="P155" style:family="paragraph" style:parent-style-name="Standard">
      <style:text-properties officeooo:rsid="00aae9cc" officeooo:paragraph-rsid="00aae9cc"/>
    </style:style>
    <style:style style:name="P156" style:family="paragraph" style:parent-style-name="Standard">
      <style:text-properties officeooo:rsid="00aaf7c9" officeooo:paragraph-rsid="00aaf7c9"/>
    </style:style>
    <style:style style:name="P157" style:family="paragraph" style:parent-style-name="Standard">
      <style:text-properties officeooo:rsid="00abebc6" officeooo:paragraph-rsid="00abebc6"/>
    </style:style>
    <style:style style:name="P158" style:family="paragraph" style:parent-style-name="Standard">
      <style:text-properties officeooo:rsid="00ad5247" officeooo:paragraph-rsid="00ad5247"/>
    </style:style>
    <style:style style:name="P159" style:family="paragraph" style:parent-style-name="Standard">
      <style:text-properties officeooo:rsid="00af3248" officeooo:paragraph-rsid="00af3248"/>
    </style:style>
    <style:style style:name="P160" style:family="paragraph" style:parent-style-name="Standard">
      <style:text-properties officeooo:rsid="00b0c2f5" officeooo:paragraph-rsid="00b0c2f5"/>
    </style:style>
    <style:style style:name="P161" style:family="paragraph" style:parent-style-name="Standard">
      <style:text-properties officeooo:rsid="00b22670" officeooo:paragraph-rsid="00b22670"/>
    </style:style>
    <style:style style:name="P162" style:family="paragraph" style:parent-style-name="Standard">
      <style:text-properties officeooo:rsid="00b3a5ca" officeooo:paragraph-rsid="00b3a5ca"/>
    </style:style>
    <style:style style:name="P163" style:family="paragraph" style:parent-style-name="Standard">
      <style:text-properties officeooo:rsid="00b58c2a" officeooo:paragraph-rsid="00b58c2a"/>
    </style:style>
    <style:style style:name="P164" style:family="paragraph" style:parent-style-name="Standard">
      <style:text-properties officeooo:rsid="00b63e73" officeooo:paragraph-rsid="00b63e73"/>
    </style:style>
    <style:style style:name="P165" style:family="paragraph" style:parent-style-name="Standard">
      <style:text-properties officeooo:rsid="00b6ece0" officeooo:paragraph-rsid="00b6ece0"/>
    </style:style>
    <style:style style:name="P166" style:family="paragraph" style:parent-style-name="Standard">
      <style:text-properties officeooo:rsid="00b8a645" officeooo:paragraph-rsid="00b8a645"/>
    </style:style>
    <style:style style:name="P167" style:family="paragraph" style:parent-style-name="Standard">
      <style:text-properties officeooo:rsid="00b6ece0" officeooo:paragraph-rsid="00b6ece0" fo:background-color="#ffff00"/>
    </style:style>
    <style:style style:name="P168" style:family="paragraph" style:parent-style-name="Standard">
      <style:text-properties officeooo:rsid="00d32647" officeooo:paragraph-rsid="00d32647" fo:background-color="#ffff00"/>
    </style:style>
    <style:style style:name="P169" style:family="paragraph" style:parent-style-name="Standard">
      <style:text-properties officeooo:rsid="00e8bf84" officeooo:paragraph-rsid="00e0a1bc" fo:background-color="#ffff00"/>
    </style:style>
    <style:style style:name="P170" style:family="paragraph" style:parent-style-name="Standard">
      <style:text-properties officeooo:rsid="00b99b1c" officeooo:paragraph-rsid="00b99b1c"/>
    </style:style>
    <style:style style:name="P171" style:family="paragraph" style:parent-style-name="Standard">
      <style:text-properties officeooo:rsid="00bcb2b6" officeooo:paragraph-rsid="00b99b1c"/>
    </style:style>
    <style:style style:name="P172" style:family="paragraph" style:parent-style-name="Standard">
      <style:text-properties officeooo:rsid="00bcb2b6" officeooo:paragraph-rsid="00bcb2b6"/>
    </style:style>
    <style:style style:name="P173" style:family="paragraph" style:parent-style-name="Standard">
      <style:text-properties officeooo:rsid="00bde498" officeooo:paragraph-rsid="00bde498"/>
    </style:style>
    <style:style style:name="P174" style:family="paragraph" style:parent-style-name="Standard">
      <style:text-properties officeooo:rsid="00becd93" officeooo:paragraph-rsid="00becd93"/>
    </style:style>
    <style:style style:name="P175" style:family="paragraph" style:parent-style-name="Standard">
      <style:text-properties officeooo:rsid="00bf6369" officeooo:paragraph-rsid="00bf6369"/>
    </style:style>
    <style:style style:name="P176" style:family="paragraph" style:parent-style-name="Standard">
      <style:text-properties officeooo:rsid="00c14aae" officeooo:paragraph-rsid="00c14aae"/>
    </style:style>
    <style:style style:name="P177" style:family="paragraph" style:parent-style-name="Standard">
      <style:text-properties style:font-name="Century Schoolbook L" officeooo:rsid="00bcb2b6" officeooo:paragraph-rsid="00bcb2b6"/>
    </style:style>
    <style:style style:name="P178" style:family="paragraph" style:parent-style-name="Standard">
      <style:text-properties officeooo:rsid="00c46838" officeooo:paragraph-rsid="00c46838"/>
    </style:style>
    <style:style style:name="P179" style:family="paragraph" style:parent-style-name="Standard">
      <style:text-properties officeooo:rsid="00c63306" officeooo:paragraph-rsid="00c63306"/>
    </style:style>
    <style:style style:name="P180" style:family="paragraph" style:parent-style-name="Standard">
      <style:text-properties officeooo:rsid="00c77509" officeooo:paragraph-rsid="00c77509"/>
    </style:style>
    <style:style style:name="P181" style:family="paragraph" style:parent-style-name="Standard">
      <style:text-properties officeooo:rsid="00c97159" officeooo:paragraph-rsid="00c97159"/>
    </style:style>
    <style:style style:name="P182" style:family="paragraph" style:parent-style-name="Standard">
      <style:text-properties officeooo:rsid="00ca6ed2" officeooo:paragraph-rsid="00ca6ed2"/>
    </style:style>
    <style:style style:name="P183" style:family="paragraph" style:parent-style-name="Standard">
      <style:text-properties officeooo:rsid="00cb32f2" officeooo:paragraph-rsid="00cb32f2"/>
    </style:style>
    <style:style style:name="P184" style:family="paragraph" style:parent-style-name="Standard">
      <style:text-properties officeooo:rsid="00cc6fb5" officeooo:paragraph-rsid="00cc6fb5"/>
    </style:style>
    <style:style style:name="P185" style:family="paragraph" style:parent-style-name="Standard">
      <style:text-properties officeooo:rsid="00cd5af8" officeooo:paragraph-rsid="00cd5af8"/>
    </style:style>
    <style:style style:name="P186" style:family="paragraph" style:parent-style-name="Standard">
      <style:text-properties officeooo:rsid="00cdc807" officeooo:paragraph-rsid="00ce9f98"/>
    </style:style>
    <style:style style:name="P187" style:family="paragraph" style:parent-style-name="Standard">
      <style:text-properties officeooo:rsid="00ce9f98" officeooo:paragraph-rsid="00ce9f98"/>
    </style:style>
    <style:style style:name="P188" style:family="paragraph" style:parent-style-name="Standard">
      <style:text-properties officeooo:rsid="00d0a23f" officeooo:paragraph-rsid="00d0a23f"/>
    </style:style>
    <style:style style:name="P189" style:family="paragraph" style:parent-style-name="Standard">
      <style:text-properties officeooo:rsid="00d1b17e" officeooo:paragraph-rsid="00d1b17e"/>
    </style:style>
    <style:style style:name="P190" style:family="paragraph" style:parent-style-name="Standard">
      <style:text-properties officeooo:rsid="00d32647" officeooo:paragraph-rsid="00d32647"/>
    </style:style>
    <style:style style:name="P191" style:family="paragraph" style:parent-style-name="Standard">
      <style:text-properties officeooo:rsid="00d385b5" officeooo:paragraph-rsid="00d385b5"/>
    </style:style>
    <style:style style:name="P192" style:family="paragraph" style:parent-style-name="Standard">
      <style:text-properties style:font-name="Liberation Sans" officeooo:rsid="00d547d3" officeooo:paragraph-rsid="00d547d3"/>
    </style:style>
    <style:style style:name="P193" style:family="paragraph" style:parent-style-name="Standard">
      <style:text-properties officeooo:rsid="00d64e69" officeooo:paragraph-rsid="00d64e69"/>
    </style:style>
    <style:style style:name="P194" style:family="paragraph" style:parent-style-name="Standard">
      <style:text-properties officeooo:rsid="00d71d46" officeooo:paragraph-rsid="00d71d46"/>
    </style:style>
    <style:style style:name="P195" style:family="paragraph" style:parent-style-name="Standard">
      <style:text-properties officeooo:rsid="00d72aa7" officeooo:paragraph-rsid="00d72aa7"/>
    </style:style>
    <style:style style:name="P196" style:family="paragraph" style:parent-style-name="Standard">
      <style:text-properties officeooo:rsid="00d92c90" officeooo:paragraph-rsid="00d92c90"/>
    </style:style>
    <style:style style:name="P197" style:family="paragraph" style:parent-style-name="Standard">
      <style:text-properties officeooo:rsid="00d9fcc8" officeooo:paragraph-rsid="00d9fcc8"/>
    </style:style>
    <style:style style:name="P198" style:family="paragraph" style:parent-style-name="Standard">
      <style:text-properties officeooo:rsid="00dc7836" officeooo:paragraph-rsid="00dc7836"/>
    </style:style>
    <style:style style:name="P199" style:family="paragraph" style:parent-style-name="Standard">
      <style:text-properties officeooo:rsid="00dcc30b" officeooo:paragraph-rsid="00dcc30b"/>
    </style:style>
    <style:style style:name="P200" style:family="paragraph" style:parent-style-name="Standard">
      <style:text-properties officeooo:rsid="00dcef1e" officeooo:paragraph-rsid="00dcef1e"/>
    </style:style>
    <style:style style:name="P201" style:family="paragraph" style:parent-style-name="Standard">
      <style:text-properties officeooo:rsid="00de4942" officeooo:paragraph-rsid="00de4942"/>
    </style:style>
    <style:style style:name="P202" style:family="paragraph" style:parent-style-name="Standard">
      <style:text-properties officeooo:rsid="00df80eb" officeooo:paragraph-rsid="00df80eb"/>
    </style:style>
    <style:style style:name="P203" style:family="paragraph" style:parent-style-name="Standard">
      <style:text-properties officeooo:rsid="00e0a1bc" officeooo:paragraph-rsid="00e0a1bc"/>
    </style:style>
    <style:style style:name="P204" style:family="paragraph" style:parent-style-name="Standard">
      <style:text-properties officeooo:rsid="00e27f01" officeooo:paragraph-rsid="00e27f01"/>
    </style:style>
    <style:style style:name="P205" style:family="paragraph" style:parent-style-name="Standard">
      <style:text-properties officeooo:rsid="00e3ad01" officeooo:paragraph-rsid="00e3ad01"/>
    </style:style>
    <style:style style:name="P206" style:family="paragraph" style:parent-style-name="Standard">
      <style:text-properties officeooo:rsid="00e4917b" officeooo:paragraph-rsid="00e4917b"/>
    </style:style>
    <style:style style:name="P207" style:family="paragraph" style:parent-style-name="Standard">
      <style:text-properties officeooo:rsid="00e7371b" officeooo:paragraph-rsid="00e7371b"/>
    </style:style>
    <style:style style:name="P208" style:family="paragraph" style:parent-style-name="Standard">
      <style:text-properties officeooo:rsid="00e9d4d4" officeooo:paragraph-rsid="00e9d4d4"/>
    </style:style>
    <style:style style:name="P209" style:family="paragraph" style:parent-style-name="Standard">
      <style:text-properties officeooo:rsid="00eb9c54" officeooo:paragraph-rsid="00eb9c54"/>
    </style:style>
    <style:style style:name="P210" style:family="paragraph" style:parent-style-name="Standard">
      <style:text-properties officeooo:rsid="00eb9c54" officeooo:paragraph-rsid="00ed3289"/>
    </style:style>
    <style:style style:name="P211" style:family="paragraph" style:parent-style-name="Standard">
      <style:text-properties officeooo:rsid="00eb9c54" officeooo:paragraph-rsid="00ee2778"/>
    </style:style>
    <style:style style:name="P212" style:family="paragraph" style:parent-style-name="Standard">
      <style:text-properties officeooo:rsid="00eb9c54" officeooo:paragraph-rsid="00ef61f4"/>
    </style:style>
    <style:style style:name="P213" style:family="paragraph" style:parent-style-name="Standard">
      <style:text-properties officeooo:rsid="00eb9c54" officeooo:paragraph-rsid="00f15231"/>
    </style:style>
    <style:style style:name="P214" style:family="paragraph" style:parent-style-name="Standard">
      <style:text-properties officeooo:rsid="00eb9c54" officeooo:paragraph-rsid="00f1b165"/>
    </style:style>
    <style:style style:name="P215" style:family="paragraph" style:parent-style-name="Standard">
      <style:text-properties officeooo:rsid="00eb9c54" officeooo:paragraph-rsid="00f70742"/>
    </style:style>
    <style:style style:name="P216" style:family="paragraph" style:parent-style-name="Text_20_body">
      <style:text-properties officeooo:rsid="004519ee" officeooo:paragraph-rsid="004519ee"/>
    </style:style>
    <style:style style:name="P217" style:family="paragraph" style:parent-style-name="Text_20_body">
      <style:text-properties officeooo:rsid="008a7164" officeooo:paragraph-rsid="008a7164"/>
    </style:style>
    <style:style style:name="P218" style:family="paragraph" style:parent-style-name="Text_20_body">
      <style:paragraph-properties fo:margin-left="0cm" fo:margin-right="0cm" fo:margin-top="0cm" fo:margin-bottom="0cm" style:contextual-spacing="false" fo:text-indent="0cm" style:auto-text-indent="false"/>
    </style:style>
    <style:style style:name="P219" style:family="paragraph" style:parent-style-name="Preformatted_20_Text">
      <style:text-properties officeooo:rsid="001fe3e5" officeooo:paragraph-rsid="001fe3e5"/>
    </style:style>
    <style:style style:name="P220" style:family="paragraph" style:parent-style-name="Preformatted_20_Text">
      <style:paragraph-properties fo:margin-top="0cm" fo:margin-bottom="0.499cm" style:contextual-spacing="false"/>
    </style:style>
    <style:style style:name="P221" style:family="paragraph" style:parent-style-name="Heading_20_3">
      <style:text-properties officeooo:rsid="009e4066" officeooo:paragraph-rsid="009e4066"/>
    </style:style>
    <style:style style:name="P222" style:family="paragraph" style:parent-style-name="Standard">
      <style:text-properties style:text-underline-style="none" officeooo:rsid="00e7371b" officeooo:paragraph-rsid="00e7371b"/>
    </style:style>
    <style:style style:name="P223" style:family="paragraph" style:parent-style-name="Standard">
      <style:text-properties officeooo:rsid="00ed3289" officeooo:paragraph-rsid="00ed3289"/>
    </style:style>
    <style:style style:name="P224" style:family="paragraph" style:parent-style-name="Standard">
      <style:text-properties officeooo:rsid="00ee2778" officeooo:paragraph-rsid="00ee2778"/>
    </style:style>
    <style:style style:name="P225" style:family="paragraph" style:parent-style-name="Standard">
      <style:text-properties officeooo:rsid="00ef61f4" officeooo:paragraph-rsid="00ef61f4"/>
    </style:style>
    <style:style style:name="P226" style:family="paragraph" style:parent-style-name="Standard">
      <style:text-properties officeooo:rsid="00f15231" officeooo:paragraph-rsid="00f15231"/>
    </style:style>
    <style:style style:name="P227" style:family="paragraph" style:parent-style-name="Standard">
      <style:text-properties officeooo:rsid="00f15231" officeooo:paragraph-rsid="00f1b165"/>
    </style:style>
    <style:style style:name="P228" style:family="paragraph" style:parent-style-name="Standard">
      <style:text-properties officeooo:rsid="00f1b165" officeooo:paragraph-rsid="00f1b165"/>
    </style:style>
    <style:style style:name="P229" style:family="paragraph" style:parent-style-name="Standard">
      <style:text-properties officeooo:rsid="00f1b165" officeooo:paragraph-rsid="00f3b08e"/>
    </style:style>
    <style:style style:name="P230" style:family="paragraph" style:parent-style-name="Standard">
      <style:text-properties officeooo:rsid="00f5989d" officeooo:paragraph-rsid="00f5989d"/>
    </style:style>
    <style:style style:name="P231" style:family="paragraph" style:parent-style-name="Standard">
      <style:text-properties officeooo:rsid="00f70742" officeooo:paragraph-rsid="00f70742"/>
    </style:style>
    <style:style style:name="P232" style:family="paragraph" style:parent-style-name="Standard">
      <style:text-properties officeooo:rsid="00eb9c54" officeooo:paragraph-rsid="00f70742"/>
    </style:style>
    <style:style style:name="P233" style:family="paragraph" style:parent-style-name="Standard">
      <style:text-properties officeooo:rsid="00f8379f" officeooo:paragraph-rsid="00f8379f"/>
    </style:style>
    <style:style style:name="P234" style:family="paragraph" style:parent-style-name="Standard">
      <style:text-properties officeooo:rsid="00f9d151" officeooo:paragraph-rsid="00f9d151"/>
    </style:style>
    <style:style style:name="P235" style:family="paragraph" style:parent-style-name="Standard">
      <style:text-properties officeooo:rsid="00fb1ec5" officeooo:paragraph-rsid="00fb1ec5"/>
    </style:style>
    <style:style style:name="P236" style:family="paragraph" style:parent-style-name="Standard">
      <style:text-properties officeooo:rsid="00fbab2a" officeooo:paragraph-rsid="00fbab2a"/>
    </style:style>
    <style:style style:name="P237" style:family="paragraph" style:parent-style-name="Standard">
      <style:text-properties officeooo:rsid="00fc3786" officeooo:paragraph-rsid="00fbab2a"/>
    </style:style>
    <style:style style:name="P238" style:family="paragraph" style:parent-style-name="Standard">
      <style:text-properties officeooo:rsid="00fe1448" officeooo:paragraph-rsid="00fe1448"/>
    </style:style>
    <style:style style:name="P239" style:family="paragraph" style:parent-style-name="Standard">
      <style:text-properties officeooo:rsid="00ff983f" officeooo:paragraph-rsid="00ff983f"/>
    </style:style>
    <style:style style:name="P240" style:family="paragraph" style:parent-style-name="Standard">
      <style:text-properties fo:font-style="italic" officeooo:rsid="00ff983f" officeooo:paragraph-rsid="00ff983f"/>
    </style:style>
    <style:style style:name="P241" style:family="paragraph" style:parent-style-name="Standard">
      <style:text-properties fo:font-style="italic" officeooo:rsid="0102c551" officeooo:paragraph-rsid="0102c551"/>
    </style:style>
    <style:style style:name="P242" style:family="paragraph" style:parent-style-name="Standard">
      <style:text-properties fo:font-style="normal" officeooo:rsid="0102c551" officeooo:paragraph-rsid="0102c551" style:font-style-asian="normal" style:font-style-complex="normal"/>
    </style:style>
    <style:style style:name="P243" style:family="paragraph" style:parent-style-name="Standard">
      <style:text-properties fo:font-style="normal" officeooo:rsid="0102ef61" officeooo:paragraph-rsid="0102ef61" style:font-style-asian="normal" style:font-style-complex="normal"/>
    </style:style>
    <style:style style:name="P244" style:family="paragraph" style:parent-style-name="Standard">
      <style:text-properties fo:font-style="normal" officeooo:rsid="010399f8" officeooo:paragraph-rsid="010399f8" style:font-style-asian="normal" style:font-style-complex="normal"/>
    </style:style>
    <style:style style:name="P245" style:family="paragraph" style:parent-style-name="Standard">
      <style:text-properties fo:font-style="normal" officeooo:rsid="0104036f" officeooo:paragraph-rsid="0104036f" style:font-style-asian="normal" style:font-style-complex="normal"/>
    </style:style>
    <style:style style:name="P246" style:family="paragraph" style:parent-style-name="Standard">
      <style:text-properties fo:font-style="normal" officeooo:rsid="0104683a" officeooo:paragraph-rsid="0104683a" style:font-style-asian="normal" style:font-style-complex="normal"/>
    </style:style>
    <style:style style:name="P247" style:family="paragraph" style:parent-style-name="Standard">
      <style:text-properties fo:font-style="normal" officeooo:rsid="0104773e" officeooo:paragraph-rsid="0104773e" style:font-style-asian="normal" style:font-style-complex="normal"/>
    </style:style>
    <style:style style:name="P248" style:family="paragraph" style:parent-style-name="Standard">
      <style:text-properties fo:font-style="normal" officeooo:rsid="0105e805" officeooo:paragraph-rsid="0105e805" style:font-style-asian="normal" style:font-style-complex="normal"/>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T23" style:family="text">
      <style:text-properties officeooo:rsid="00bd9d2c"/>
    </style:style>
    <style:style style:name="T24" style:family="text">
      <style:text-properties fo:background-color="#ffff00" loext:char-shading-value="0"/>
    </style:style>
    <style:style style:name="T25" style:family="text">
      <style:text-properties officeooo:rsid="00cc6fb5"/>
    </style:style>
    <style:style style:name="T26" style:family="text">
      <style:text-properties officeooo:rsid="00ce9f98"/>
    </style:style>
    <style:style style:name="T27" style:family="text">
      <style:text-properties officeooo:rsid="00cfcab5"/>
    </style:style>
    <style:style style:name="T28" style:family="text">
      <style:text-properties officeooo:rsid="00d2836b"/>
    </style:style>
    <style:style style:name="T29" style:family="text">
      <style:text-properties officeooo:rsid="00d885d5"/>
    </style:style>
    <style:style style:name="T30" style:family="text">
      <style:text-properties officeooo:rsid="00d9fcc8"/>
    </style:style>
    <style:style style:name="T31" style:family="text">
      <style:text-properties officeooo:rsid="00dcc30b"/>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fo:font-style="normal" style:font-style-asian="normal" style:font-style-complex="normal"/>
    </style:style>
    <style:style style:name="T35" style:family="text">
      <style:text-properties fo:font-style="normal" officeooo:rsid="0100f319"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text:p>
      <text:p text:style-name="P2">16 March 2015</text:p>
      <text:p text:style-name="P2"/>
      <text:p text:style-name="P3"><text:span text:style-name="T1">How to think like a computer scientist learning with python</text:span>= book on internet</text:p>
      <text:p text:style-name="P3"/>
      <text:p text:style-name="P4"><text:span text:style-name="T1">stackoverflow.com</text:span> website is nb to get answers</text:p>
      <text:p text:style-name="P4"/>
      <text:p text:style-name="P4">be methodical about the way you think </text:p>
      <text:p text:style-name="P4"/>
      <text:p text:style-name="P5">can put any reference on the laptop because internet is not allowed when writing exam</text:p>
      <text:p text:style-name="P5"/>
      <text:p text:style-name="P5">etherpad.mozilla.org</text:p>
      <text:p text:style-name="P5"/>
      <text:p text:style-name="P6">go and check out the tech talk on how to make toast</text:p>
      <text:p text:style-name="P6"/>
      <text:p text:style-name="P6">always think about toast when programming</text:p>
      <text:p text:style-name="P6"/>
      <text:p text:style-name="P7">people.cs.uct.ac.za/~gsalazar/Lectures/Python for lecture notes</text:p>
      <text:p text:style-name="P7"/>
      <text:p text:style-name="P8">make a list or have a plan before you start with the programming</text:p>
      <text:p text:style-name="P8"/>
      <text:p text:style-name="P9">all list of specific instructions are seen as algorithms</text:p>
      <text:p text:style-name="P9"/>
      <text:p text:style-name="P10">be very specific about the inputs as well as the outputs</text:p>
      <text:p text:style-name="P10"/>
      <text:p text:style-name="P10">all programmers do things differently</text:p>
      <text:p text:style-name="P10"/>
      <text:p text:style-name="P11">imperative languages are based on a declaration, expression and statement</text:p>
      <text:p text:style-name="P11">declaration: telling the program what I am going to use for example which variables</text:p>
      <text:p text:style-name="P11">expression: it has a specific meaning for example a value</text:p>
      <text:p text:style-name="P11">statement: actions that the program must execute but the program doesnt have a value. It says safe that value in exp x.</text:p>
      <text:p text:style-name="P11"/>
      <text:p text:style-name="P11">matlab only very good for doing things on a matrix format</text:p>
      <text:p text:style-name="P11"/>
      <text:p text:style-name="P11">integer means to give a specific amount of space to a specific variables</text:p>
      <text:p text:style-name="P11"/>
      <text:p text:style-name="P11">raw_input just asking to give what is the users number for exp 7 and then the number saved into the variable jane</text:p>
      <text:p text:style-name="P11"/>
      <text:p text:style-name="P11">what is between parenthesis is an expression</text:p>
      <text:p text:style-name="P11">; to say that an output should not be given yet</text:p>
      <text:p text:style-name="P11">deterministic program is written in such a way that we will get a specific output</text:p>
      <text:p text:style-name="P11">best way to read a program is to <text:span text:style-name="T2">go step by step in order to work out what is happening</text:span></text:p>
      <text:p text:style-name="P11"/>
      <text:p text:style-name="P12">object oriented is a choice in python but <text:s/>it has to be that way in for example jabba</text:p>
      <text:p text:style-name="P12"/>
      <text:p text:style-name="P12">in python you dont have to say you are going to work with an integer. When it seen one it creates a space for that integer. </text:p>
      <text:p text:style-name="P12">Python 2 and 3 are almost the same and the things in 2 still get new things as in 3. </text:p>
      <text:p text:style-name="P12"><text:soft-page-break/>print use brackets</text:p>
      <text:p text:style-name="P12"/>
      <text:p text:style-name="P13">Git basis helps to keep to the most recent and most updated things. </text:p>
      <text:p text:style-name="P13">Git hub is a place where you can store your work and people can also view it</text:p>
      <text:p text:style-name="P13">put all assignments etc on git hub</text:p>
      <text:p text:style-name="P13">git bucket to have a private repository</text:p>
      <text:p text:style-name="P14">git gives a backup of what you did but also it gives you all the steps that are in between.</text:p>
      <text:p text:style-name="P15">Git works on comments and then accepting a new thing</text:p>
      <text:p text:style-name="P15">must give git a command so that it knows that it has to add things to the repository</text:p>
      <text:p text:style-name="P15">have to commit new changes to git</text:p>
      <text:p text:style-name="P15">it will always show the latest data but it still has all the previous things as well</text:p>
      <text:p text:style-name="P15">can go back on anyone and start working on the old things again to start working on them and add things</text:p>
      <text:p text:style-name="P15">can have copies of repositories in different places of all the files. You CLONE it</text:p>
      <text:p text:style-name="P15">the way it works=you can now actually make more changes on the other new repositories</text:p>
      <text:p text:style-name="P15">you can add the changes you made to one repository to the other origin one</text:p>
      <text:p text:style-name="P16">change change mistakes more easily by going back to the version where that mistake wasn't made</text:p>
      <text:p text:style-name="P16">git is a type of version control</text:p>
      <text:p text:style-name="P16"/>
      <text:p text:style-name="P16"/>
      <text:p text:style-name="P17">Git Basis:</text:p>
      <text:p text:style-name="P18">a branch used can be a way to experiment with your code</text:p>
      <text:p text:style-name="P18">can explore this by using version control</text:p>
      <text:p text:style-name="P18">mkdir repo</text:p>
      <text:p text:style-name="P18">git ini<text:span text:style-name="T11">t</text:span></text:p>
      <text:p text:style-name="P18"/>
      <text:p text:style-name="P18">have to tell git which files you want it to keep track of</text:p>
      <text:p text:style-name="P18"/>
      <text:p text:style-name="P18">vim hello.py</text:p>
      <text:p text:style-name="P18">python hello.py</text:p>
      <text:p text:style-name="P18">these files can be any type of file</text:p>
      <text:p text:style-name="P18"/>
      <text:p text:style-name="P18">git status</text:p>
      <text:p text:style-name="P18">git add hello.py</text:p>
      <text:p text:style-name="P18">git status to see there is a new file that was added</text:p>
      <text:p text:style-name="P18"/>
      <text:p text:style-name="P18">stages of a file is called a commit</text:p>
      <text:p text:style-name="P18">git commit -am ”Initial Commit”</text:p>
      <text:p text:style-name="P18">this means to include anything I have added before and message about this commit</text:p>
      <text:p text:style-name="P18">git status</text:p>
      <text:p text:style-name="P19">use Ids to search or go back to a certain commit</text:p>
      <text:p text:style-name="P19"/>
      <text:p text:style-name="P19">can use any editor like vim or gedit</text:p>
      <text:p text:style-name="P19">python hello.py</text:p>
      <text:p text:style-name="P19">git commit -am “changes in the hello”</text:p>
      <text:p text:style-name="P19">then will get new id for commit</text:p>
      <text:p text:style-name="P19"/>
      <text:p text:style-name="P19">touch otherfile.py</text:p>
      <text:p text:style-name="P19">git status</text:p>
      <text:p text:style-name="P19">git add otherfile.py</text:p>
      <text:p text:style-name="P19"><text:soft-page-break/>git status</text:p>
      <text:p text:style-name="P19">git commit -am “adding other file'</text:p>
      <text:p text:style-name="P19"/>
      <text:p text:style-name="P19">commit everything as soon as you're done with a section</text:p>
      <text:p text:style-name="P19"/>
      <text:p text:style-name="P19">git log</text:p>
      <text:p text:style-name="P19">to what what has happened in repositories</text:p>
      <text:p text:style-name="P19"/>
      <text:p text:style-name="P19">github offers git repositories which are more google code because github is more successful</text:p>
      <text:p text:style-name="P19"/>
      <text:p text:style-name="P19">go to <text:a xlink:type="simple" xlink:href="https://github/">https://github</text:a></text:p>
      <text:p text:style-name="P19"/>
      <text:p text:style-name="P19">step 1: create repositories</text:p>
      <text:p text:style-name="P19">give name to it</text:p>
      <text:p text:style-name="P19">choose private or else you have to pay</text:p>
      <text:p text:style-name="P19">say to no to include readme and lisence</text:p>
      <text:p text:style-name="P19"/>
      <text:p text:style-name="P19">then tell local git with one in github</text:p>
      <text:p text:style-name="P19">git remote add origin “url or repos”</text:p>
      <text:p text:style-name="P19">git remote -v</text:p>
      <text:p text:style-name="P19">this means to this local thing I am adding a remote origin at that url</text:p>
      <text:p text:style-name="P19">then can check the remote servers you have configured to</text:p>
      <text:p text:style-name="P19">fetch and push to send en recover data</text:p>
      <text:p text:style-name="P19">now need to send things to server (push)</text:p>
      <text:p text:style-name="P19">git push -u origin master</text:p>
      <text:p text:style-name="P19">origin = can be any name but most people use it as remote compository</text:p>
      <text:p text:style-name="P19">master is branch that we want to send</text:p>
      <text:p text:style-name="P19">data send into origin</text:p>
      <text:p text:style-name="P19">-<text:span text:style-name="T3">u is to ask for my user</text:span></text:p>
      <text:p text:style-name="P20">but if you have configured it to computer then you dont have to use -u</text:p>
      <text:p text:style-name="P20"/>
      <text:p text:style-name="P20">now can share info to the public</text:p>
      <text:p text:style-name="P20">clone and fork is to copy the data</text:p>
      <text:p text:style-name="P20">fork me= you can copy everything into your github</text:p>
      <text:p text:style-name="P20">fork is only for github</text:p>
      <text:p text:style-name="P20">clone is to create a local copy of the repositories</text:p>
      <text:p text:style-name="P20">git clone url</text:p>
      <text:p text:style-name="P20">url you get from the git page</text:p>
      <text:p text:style-name="P20">cd pythonTest/</text:p>
      <text:p text:style-name="P20">ls</text:p>
      <text:p text:style-name="P20">git log</text:p>
      <text:p text:style-name="P20"/>
      <text:p text:style-name="P20">fork is to create a copy of a github repos to your github account</text:p>
      <text:p text:style-name="P20">clone that only happens in github</text:p>
      <text:p text:style-name="P20">click on the fork button to fork something</text:p>
      <text:p text:style-name="P20">can then clone it to local repositories</text:p>
      <text:p text:style-name="P20">can update clone by using pull command:</text:p>
      <text:p text:style-name="P20">git pull</text:p>
      <text:p text:style-name="P20"/>
      <text:p text:style-name="P20">can contribute to various projects with github</text:p>
      <text:p text:style-name="P20"><text:soft-page-break/>click on pull request</text:p>
      <text:p text:style-name="P20">choose from which to which repositories</text:p>
      <text:p text:style-name="P20">include a readme</text:p>
      <text:p text:style-name="P20">send pull request</text:p>
      <text:p text:style-name="P20"/>
      <text:p text:style-name="P21">git checkout commit_code_on_log</text:p>
      <text:p text:style-name="P21"/>
      <text:p text:style-name="P22">starting with python</text:p>
      <text:p text:style-name="P22">to get into python interpreter = type command python3</text:p>
      <text:p text:style-name="P22">to test something quick use the interactive shell</text:p>
      <text:p text:style-name="P22">pycharm community version can be downloaded to be able to code on it</text:p>
      <text:p text:style-name="P22">or can use just the plain editor</text:p>
      <text:p text:style-name="P23">remember python is case sensitive</text:p>
      <text:p text:style-name="P23"/>
      <text:p text:style-name="P24">comments can be put in as # at the beginning of the line</text:p>
      <text:p text:style-name="P24">, separated the different things you would want to print</text:p>
      <text:p text:style-name="P24">spaces are important</text:p>
      <text:p text:style-name="P24">use a lot of comments to make things more sensible</text:p>
      <text:p text:style-name="P24"/>
      <text:p text:style-name="P24"/>
      <text:p text:style-name="P24"/>
      <text:p text:style-name="P25">17 March 2015</text:p>
      <text:p text:style-name="P25"/>
      <text:p text:style-name="P25">003: Basic Input/Output</text:p>
      <text:p text:style-name="P25">the machine is stupid so have to give the instructions very well</text:p>
      <text:p text:style-name="P25">telling a story of what your program is</text:p>
      <text:p text:style-name="P25"/>
      <text:p text:style-name="P26">get all slides at <text:a xlink:type="simple" xlink:href="http://people.cs.uct.ac.za/~gsalazar/Lectures/Python/">http://people.cs.uct.ac.za/~gsalazar/Lectures/Python/</text:a> </text:p>
      <text:p text:style-name="P26"/>
      <text:p text:style-name="P26">print is a statement because it doesnt give you a value back</text:p>
      <text:p text:style-name="P26">what we do is combine statements and expressions exp <text:span text:style-name="T1">print (173+92)</text:span> where it first evaluates the expression and then the statement prints it</text:p>
      <text:p text:style-name="P26">can put in decimals by putting <text:span text:style-name="T1">.00</text:span> (it goes with the flo number)</text:p>
      <text:p text:style-name="P26">know difference between a float number and an integer number</text:p>
      <text:p text:style-name="P27"><text:span text:style-name="T1">print (Hello)</text:span> → it interprets it as a variable so need to put it in “” because it is actually a string. In this case the hello has to integer assigned to it seeing that python is interpreting it as a variable.</text:p>
      <text:p text:style-name="P27">Know what a traceback is</text:p>
      <text:p text:style-name="P27"/>
      <text:p text:style-name="P27">print can also print several expressions at one time but needs commas and inverted commas. Integers dont need inverted commas.</text:p>
      <text:p text:style-name="P27">Comma is used to make the spaces in the sentence but can also do it without commas</text:p>
      <text:p text:style-name="P28">&gt;&gt;&gt; print ("Jane has " "7 " "apples",end="*") </text:p>
      <text:p text:style-name="P27"><text:span text:style-name="T1">Jane has 7 apples*&gt;&gt;&gt; </text:span>(to be able to put something at the end of a line you can use end)</text:p>
      <text:p text:style-name="P27"/>
      <text:p text:style-name="P28">print (“hello”,end=” “)</text:p>
      <text:p text:style-name="P28">print(“world”)</text:p>
      <text:p text:style-name="P27"><text:span text:style-name="T1">hello world </text:span>→ the end gave a space between the two expressions</text:p>
      <text:p text:style-name="P27"/>
      <text:p text:style-name="P30"><text:span text:style-name="T1">print ()</text:span> will just give a new line for the next expression</text:p>
      <text:p text:style-name="P30"/>
      <text:p text:style-name="P30"><text:soft-page-break/>can put more text within an expression by using ' ' or brackets and not “ “. “ “ will say that your expression is done. <text:span text:style-name="T4">But can also do it the other way around with the ' and “.</text:span></text:p>
      <text:p text:style-name="P31">Look at error messages because it tells you what is happening </text:p>
      <text:p text:style-name="P31">three “ to print various lines of code</text:p>
      <text:p text:style-name="P31"/>
      <text:p text:style-name="P31">can use \n to make line spacing and put text in different lines</text:p>
      <text:p text:style-name="P31">backslash \ before a ' will not interpret ' as a closing of the expression.</text:p>
      <text:p text:style-name="P31">These are called escape characters</text:p>
      <text:p text:style-name="P32">Exercise answers:</text:p>
      <text:p text:style-name="P32">&gt;&gt;&gt; print ("Herna") </text:p>
      <text:p text:style-name="P32">Herna </text:p>
      <text:p text:style-name="P32">&gt;&gt;&gt; print ("de Wit") </text:p>
      <text:p text:style-name="P32">de Wit </text:p>
      <text:p text:style-name="P32">&gt;&gt;&gt; firstname = "Herna" </text:p>
      <text:p text:style-name="P32">&gt;&gt;&gt; surname = "de Wit" </text:p>
      <text:p text:style-name="P32"/>
      <text:p text:style-name="P33">&gt;&gt;&gt; print ("""Demur,-you're straightway dangerous, </text:p>
      <text:p text:style-name="P33">... in this, as all, prevails, </text:p>
      <text:p text:style-name="P33">... assent, and you are sane.""") </text:p>
      <text:p text:style-name="P33"/>
      <text:p text:style-name="P33">&gt;&gt;&gt; x = 2 </text:p>
      <text:p text:style-name="P33">&gt;&gt;&gt; x </text:p>
      <text:p text:style-name="P33">2 </text:p>
      <text:p text:style-name="P33"/>
      <text:p text:style-name="P33">&gt;&gt;&gt; name = "My name is James" </text:p>
      <text:p text:style-name="P33">&gt;&gt;&gt; age = "I am 30 years old" </text:p>
      <text:p text:style-name="P33">&gt;&gt;&gt; height = "1.78 meters tall" </text:p>
      <text:p text:style-name="P33">can do this one as a tuple</text:p>
      <text:p text:style-name="P219"><text:span text:style-name="Source_20_Text">print("Total score for %s is %s <text:s/>" % (name, score))</text:span></text:p>
      <text:p text:style-name="P33"/>
      <text:p text:style-name="P33"/>
      <text:p text:style-name="P34">If it gives a problem and keeps giving errors and saying tuple is wrong then go our of python by using <text:span text:style-name="T1">end ()</text:span> and then go back into <text:span text:style-name="T1">python3</text:span></text:p>
      <text:p text:style-name="P35"/>
      <text:p text:style-name="P35"/>
      <text:p text:style-name="P36">&gt;&gt;&gt; print ("the cat\'s mat") </text:p>
      <text:p text:style-name="P36">the cat's mat </text:p>
      <text:p text:style-name="P36">&gt;&gt;&gt; print ('the cat\'s mat') </text:p>
      <text:p text:style-name="P36">the cat's mat </text:p>
      <text:p text:style-name="P36">&gt;&gt;&gt; print ("the cat's mat") </text:p>
      <text:p text:style-name="P36">the cat's mat </text:p>
      <text:p text:style-name="P37"/>
      <text:p text:style-name="P38">VARIABLES</text:p>
      <text:p text:style-name="P38">5 types are important</text:p>
      <text:p text:style-name="P38">can use combinations of these 5 types but can also use one type many times in one command</text:p>
      <text:p text:style-name="P38">remember integers gives a specific size of space to that variables</text:p>
      <text:p text:style-name="P38"/>
      <text:p text:style-name="P38">the variables will be assigned till you close it and change it</text:p>
      <text:p text:style-name="P38"/>
      <text:p text:style-name="P39">Cannot do git commands in a python editor but only in the terminal</text:p>
      <text:p text:style-name="P39"><text:soft-page-break/>can even modify values on the same lines</text:p>
      <text:p text:style-name="P39"/>
      <text:p text:style-name="P39">&gt;&gt;&gt; x = x+1 </text:p>
      <text:p text:style-name="P39">Traceback (most recent call last): </text:p>
      <text:p text:style-name="P39"><text:s text:c="2"/>File "&lt;stdin&gt;", line 1, in &lt;module&gt; </text:p>
      <text:p text:style-name="P39">NameError: name 'x' is not defined </text:p>
      <text:p text:style-name="P39">&gt;&gt;&gt; x = 3+6 </text:p>
      <text:p text:style-name="P39">&gt;&gt;&gt; x </text:p>
      <text:p text:style-name="P39">9 </text:p>
      <text:p text:style-name="P39">&gt;&gt;&gt; x = 7 </text:p>
      <text:p text:style-name="P39">&gt;&gt;&gt; x = x+1 </text:p>
      <text:p text:style-name="P39">&gt;&gt;&gt; x </text:p>
      <text:p text:style-name="P39">8 </text:p>
      <text:p text:style-name="P39"/>
      <text:p text:style-name="P39">must always know where you are in a current time when you are programming</text:p>
      <text:p text:style-name="P40">using dividing operator / then exp 5/2 will give 2.5 because it gets promoted to float but to get only an integer value then use //</text:p>
      <text:p text:style-name="P40">5%2 will give a module and the remainder of the division</text:p>
      <text:p text:style-name="P40">understand module operator because it is used a lot in programming</text:p>
      <text:p text:style-name="P40">only a python thing to use ** for exponentiation</text:p>
      <text:p text:style-name="P40">PEMDAS = parentheses, exponential, multiplication, division, addition, subtraction. This is in order of decreasing priority so if you want something to be done first, then put it in brackets.</text:p>
      <text:p text:style-name="P40"><text:s/></text:p>
      <text:p text:style-name="P41">concatenation by using + between two things in “”</text:p>
      <text:p text:style-name="P41">can do repetitions of things and then also can do a subscription/indexing where you can give the character of a specific position</text:p>
      <text:p text:style-name="P42"># called char in python</text:p>
      <text:p text:style-name="P42"/>
      <text:p text:style-name="P42">can use the print (x[]) command to get specific columns etc out of a lot of data</text:p>
      <text:p text:style-name="P42">have to count spaces with these things because it counts as a characters</text:p>
      <text:p text:style-name="P42"/>
      <text:p text:style-name="P29">&gt;&gt;&gt; s = "ABBA was a Swedish band popular during the 80's" </text:p>
      <text:p text:style-name="P29">&gt;&gt;&gt; "BAAB"+s[4:11]+"Danish"+s[18:24]+"un"+s[24:-4]+"90's" </text:p>
      <text:p text:style-name="P29">"BAAB was a Danish band unpopular during the 90's" </text:p>
      <text:p text:style-name="P43">read the above line as a piece of puzzle where ABBA was replaced with BAAB then followed by the parts of s in [] then Swedish was replaced by Danish and so on.</text:p>
      <text:p text:style-name="P43"/>
      <text:p text:style-name="P44">With inputs(): know the difference between 500 as a value and 500 as a string</text:p>
      <text:p text:style-name="P45">message in input are optional with or without brackets = designed this way</text:p>
      <text:p text:style-name="P45">go to python documentation if there are something you want help with, but references are very important because it helps with anything</text:p>
      <text:p text:style-name="P45">square brackets in input([]) then it is not mandatory whereas input() that which is in brackets are mandatory and needs to be shown</text:p>
      <text:p text:style-name="P45">keep references close. Maybe print it out for exam.</text:p>
      <text:p text:style-name="P45"/>
      <text:p text:style-name="P45">If you want to convert between string and integer then use function int(x)</text:p>
      <text:p text:style-name="P45">program is sequence of steps = NB always remember when programming</text:p>
      <text:p text:style-name="P45"/>
      <text:p text:style-name="P46">in order to call a function function.name()</text:p>
      <text:p text:style-name="P46">typing function.name just by itself treats it as a variable</text:p>
      <text:p text:style-name="P46"><text:soft-page-break/></text:p>
      <text:p text:style-name="P46"/>
      <text:p text:style-name="P47">004: Flow control: conditionals</text:p>
      <text:p text:style-name="P48">options can be simple or ore elaborated</text:p>
      <text:p text:style-name="P48">if statements show what in sudo code looks like </text:p>
      <text:p text:style-name="P48">predicate followed by a consequent and if its not true then you can give an alternative</text:p>
      <text:p text:style-name="P48">code must be indented (can use tabs or spaces)</text:p>
      <text:p text:style-name="P49">if there are no indentation then the program will not run</text:p>
      <text:p text:style-name="P50">with an if you have to have an else</text:p>
      <text:p text:style-name="P51"/>
      <text:p text:style-name="P51">can have a few elif to create more than just two paths</text:p>
      <text:p text:style-name="P51">if the first elif is true then it doesnt go through the others because a path was followed and will get to the same point after the which is after all the options.</text:p>
      <text:p text:style-name="P51">But if you use only if then it will go through all of them</text:p>
      <text:p text:style-name="P52">print (“the end”) just to know that you have finished everything</text:p>
      <text:p text:style-name="P52"/>
      <text:p text:style-name="P53">all the comparison operators go with the boolean variables</text:p>
      <text:p text:style-name="P54">can use operators for exp a in b for detecting whether a start codon ATG is in a sequence</text:p>
      <text:p text:style-name="P54">int(input(“”)) → means that in int there has to be a number that is going to be the input</text:p>
      <text:p text:style-name="P54">after if commands use : to not get an output yet</text:p>
      <text:p text:style-name="P54">example on logical operators slide: python doesnt even get to the part with x&lt;20 because it is after an if function and it got to conclusion so no more computing is necessary</text:p>
      <text:p text:style-name="P54"/>
      <text:p text:style-name="P54">number 1 is not equal to string 1</text:p>
      <text:p text:style-name="P55">there's usually no difference between how we type things and how python interprets it, but we must know which are integrals, variables etc.</text:p>
      <text:p text:style-name="P55"/>
      <text:p text:style-name="P56">do questions after every section</text:p>
      <text:p text:style-name="P56"/>
      <text:p text:style-name="P57">to get to git : <text:a xlink:type="simple" xlink:href="https://prezi.com/u-231z6gurxe/git-basis/">https://prezi.com/u-231z6gurxe/git-basis/</text:a></text:p>
      <text:p text:style-name="P57"/>
      <text:p text:style-name="P57"/>
      <text:p text:style-name="P57">18 March 2015</text:p>
      <text:p text:style-name="P57">leap year question <text:span text:style-name="T7">from previous section</text:span>: copy paste algorithm from wiki and then transform into python</text:p>
      <text:p text:style-name="P57">year = input (“enter a four digit year”)</text:p>
      <text:p text:style-name="P58">year = int(year)</text:p>
      <text:p text:style-name="P57">if <text:span text:style-name="T5">(</text:span>year%4 != 0<text:span text:style-name="T5">)</text:span>:</text:p>
      <text:p text:style-name="P57"><text:s text:c="5"/>print (year, “is a common year”)</text:p>
      <text:p text:style-name="P58">else:</text:p>
      <text:p text:style-name="P58"><text:s text:c="5"/>if (year%100 !=0):</text:p>
      <text:p text:style-name="P58"><text:s text:c="5"/>print (year, “is a leap year')</text:p>
      <text:p text:style-name="P58"><text:s text:c="5"/>else:</text:p>
      <text:p text:style-name="P58"><text:s text:c="10"/>if (year%400!=0):</text:p>
      <text:p text:style-name="P58"><text:s text:c="10"/>print (year, “is a common year”)</text:p>
      <text:p text:style-name="P58"><text:s text:c="10"/><text:span text:style-name="T6">else:</text:span></text:p>
      <text:p text:style-name="P58"><text:s text:c="15"/><text:span text:style-name="T6">print (year, “is a leap year”)</text:span></text:p>
      <text:p text:style-name="P58"/>
      <text:p text:style-name="P59">OR can use:</text:p>
      <text:p text:style-name="P59">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9"/>
      <text:p text:style-name="P58"/>
      <text:p text:style-name="P59">remember with division use modulers because it makes things easier</text:p>
      <text:p text:style-name="P60">do things is different lines because then it will be easier to determine in which line an error is.</text:p>
      <text:p text:style-name="P60"/>
      <text:p text:style-name="P61">With question 11: have to test whether number is divisible by each of the numbers 1-10. will have about 10 ifs. Don't use elifs because it is exclusive to the previous if.</text:p>
      <text:p text:style-name="P61">Number 7: can use float but stick with integers</text:p>
      <text:p text:style-name="P61"/>
      <text:p text:style-name="P62">go line by line and piece by piece in order to determine how python will interpret you program.</text:p>
      <text:p text:style-name="P62">005: Flow control: Loops</text:p>
      <text:p text:style-name="P62">when creating a loop always take into account where you start, where you end and state changer. </text:p>
      <text:p text:style-name="P62">Only going to cover while, for and for each loops. </text:p>
      <text:p text:style-name="P62">While is used till a condition is reached or is proven false</text:p>
      <text:p text:style-name="P62">for is used when a certain amount is reached</text:p>
      <text:p text:style-name="P62">for each is used until the whole group or everything is gone or whatever</text:p>
      <text:p text:style-name="P62">have to tell python start, end and finish point</text:p>
      <text:p text:style-name="P62">predicate can be true or false</text:p>
      <text:p text:style-name="P63">draw a loop to be able to understand you you would want to do it</text:p>
      <text:p text:style-name="P63">control+c to stop a loop if it starts to be infinite</text:p>
      <text:p text:style-name="P64">use while loop if you dont know how many times you are going to repeat something</text:p>
      <text:p text:style-name="P64">for loop you use when you know you are going to use it a specific amount of times</text:p>
      <text:p text:style-name="P64"><draw:caption text:anchor-type="paragraph" draw:z-index="0" draw:style-name="gr1" svg:width="1.96cm" svg:height="3.41cm" svg:x="10.421cm" svg:y="0.289cm" draw:caption-point-x="-9.775cm" draw:caption-point-y="4.68cm"><text:p>Try to ignore break and continue because it can cause <text:s/>errors</text:p></draw:caption></text:p>
      <text:p text:style-name="P64">example</text:p>
      <text:p text:style-name="P64">status = 'GO'</text:p>
      <text:p text:style-name="P64">x = 10</text:p>
      <text:p text:style-name="P64">while status == 'GO'</text:p>
      <text:p text:style-name="P64"><text:s text:c="5"/>print ('inside the loop)</text:p>
      <text:p text:style-name="P64"><text:s text:c="5"/>x = x+1</text:p>
      <text:p text:style-name="P64"><text:s text:c="5"/>status = input('type 'GO' to continue asking')</text:p>
      <text:p text:style-name="P64">print ('outside the loop <text:span text:style-name="T8">and x is</text:span>', <text:span text:style-name="T8">x</text:span>)</text:p>
      <text:p text:style-name="P64"/>
      <text:p text:style-name="P65">break is used in order to be able to stop a loop after a certain condition has been met, else if condition has not been reached yet, then the loop will ignore the break and go straight over it.</text:p>
      <text:p text:style-name="P66">With the continue example, if you dont put the first count+1 then it causes the loop to be stuck at the Q.</text:p>
      <text:p text:style-name="P67">Exercises:</text:p>
      <text:p text:style-name="P67"><text:span text:style-name="T9">3</text:span>.</text:p>
      <text:p text:style-name="P67">&gt;&gt;&gt; text = "repeat" </text:p>
      <text:p text:style-name="P67">&gt;&gt;&gt; count = 1 </text:p>
      <text:p text:style-name="P67">&gt;&gt;&gt; while count &lt;= 100: </text:p>
      <text:p text:style-name="P67">... <text:s text:c="3"/>print ("text") </text:p>
      <text:p text:style-name="P67">... <text:s text:c="3"/>count = count +1 </text:p>
      <text:p text:style-name="P67"/>
      <text:p text:style-name="P68">4.</text:p>
      <text:p text:style-name="P68">&gt;&gt;&gt; text = "number" </text:p>
      <text:p text:style-name="P68"><text:soft-page-break/>&gt;&gt;&gt; count = 1 </text:p>
      <text:p text:style-name="P68">&gt;&gt;&gt; while count &lt;= 10: </text:p>
      <text:p text:style-name="P68">... <text:s text:c="5"/>print (count) </text:p>
      <text:p text:style-name="P68">... <text:s text:c="5"/>count = count + 1 </text:p>
      <text:p text:style-name="P68"/>
      <text:p text:style-name="P68">5.</text:p>
      <text:p text:style-name="P216">number = input("enter a number")</text:p>
      <text:p text:style-name="P218">count = 1</text:p>
      <text:p text:style-name="P218">number = int(number)</text:p>
      <text:p text:style-name="P218">while count &lt;= number:</text:p>
      <text:p text:style-name="P218">print (number)</text:p>
      <text:p text:style-name="P218">count = count + 1</text:p>
      <text:p text:style-name="P68"/>
      <text:p text:style-name="P68">6.</text:p>
      <text:p text:style-name="P68">Write a program that asks the user for a number and then prints the sum of numbers from 1 to the number they entered.</text:p>
      <text:p text:style-name="P75">Have to have total = I + total</text:p>
      <text:p text:style-name="P75">i=0</text:p>
      <text:p text:style-name="P75">b=int(input(“enter number”))</text:p>
      <text:p text:style-name="P75">total=0</text:p>
      <text:p text:style-name="P75">while i&lt;=b:</text:p>
      <text:p text:style-name="P75">total=i+total</text:p>
      <text:p text:style-name="P75">i=i+1</text:p>
      <text:p text:style-name="P75">print (total)</text:p>
      <text:p text:style-name="P75"/>
      <text:p text:style-name="P76">cant switch around the I and total because then the total will keep on adding things that was not the right I.</text:p>
      <text:p text:style-name="P77">We are assuming i&lt;b</text:p>
      <text:p text:style-name="P77">total starts counting at zero</text:p>
      <text:p text:style-name="P77">OR</text:p>
      <text:p text:style-name="P77">a = int....</text:p>
      <text:p text:style-name="P77">b= int....</text:p>
      <text:p text:style-name="P77">if a&gt;b:</text:p>
      <text:p text:style-name="P77">counter = b</text:p>
      <text:p text:style-name="P77">top = a</text:p>
      <text:p text:style-name="P77">if a&lt;b:</text:p>
      <text:p text:style-name="P77">counter = a</text:p>
      <text:p text:style-name="P77">counter = a</text:p>
      <text:p text:style-name="P77"/>
      <text:p text:style-name="P77">while counter&lt;=top:</text:p>
      <text:p text:style-name="P77">total = counter+total</text:p>
      <text:p text:style-name="P77">counter=counter+1</text:p>
      <text:p text:style-name="P77">print(total)</text:p>
      <text:p text:style-name="P68"/>
      <text:p text:style-name="P74">7.</text:p>
      <text:p text:style-name="P74">Write a program that asks the user for two numbers and then prints the sum of numbers from the lowest number entered to the highest number entered.</text:p>
      <text:p text:style-name="P76">i=int(input(“enter first number”)</text:p>
      <text:p text:style-name="P76">b=int(input(“enter second number”)</text:p>
      <text:p text:style-name="P76"><text:soft-page-break/>total = 0</text:p>
      <text:p text:style-name="P76">while i&lt;=b:</text:p>
      <text:p text:style-name="P76">total = tptal +i</text:p>
      <text:p text:style-name="P76">i=i+1</text:p>
      <text:p text:style-name="P76">print(total)</text:p>
      <text:p text:style-name="P74"/>
      <text:p text:style-name="P68"/>
      <text:p text:style-name="P69">8.</text:p>
      <text:p text:style-name="P69">&gt;&gt;&gt; nucleotide = input("Give nucleotide sequence") </text:p>
      <text:p text:style-name="P69">Give nucleotide sequenceATGATAGATAGACAGACAGATACGTCGA </text:p>
      <text:p text:style-name="P69">&gt;&gt;&gt; nucleotide = nucleotide.lower() </text:p>
      <text:p text:style-name="P69">&gt;&gt;&gt; nucleotide </text:p>
      <text:p text:style-name="P69">'atgatagatagacagacagatacgtcga' </text:p>
      <text:p text:style-name="P69">&gt;&gt;&gt; <text:span text:style-name="T10">python3 untitle4.py</text:span></text:p>
      <text:p text:style-name="P79">nucleotide = input("Enter a nucleotide sequence")</text:p>
      <text:p text:style-name="P79">counter = 0</text:p>
      <text:p text:style-name="P79">lowernucleotide = ""</text:p>
      <text:p text:style-name="P79">while counter &lt;= len(nucleotide):</text:p>
      <text:p text:style-name="P79"><text:s text:c="4"/>if nucleotide[counter] =='A':</text:p>
      <text:p text:style-name="P79"><text:s text:c="8"/>lowernucleotide = lowernucleotide + 'a'</text:p>
      <text:p text:style-name="P79"><text:s text:c="4"/>if nucleotide[counter] == 'T':</text:p>
      <text:p text:style-name="P79"><text:s text:c="8"/>lowernucleotide = lowernucleotide + 't'</text:p>
      <text:p text:style-name="P79"><text:s text:c="4"/>if nucleotide[counter] == 'G':</text:p>
      <text:p text:style-name="P79"><text:s text:c="8"/>lowernucleotide = lowernucleotide + 'g'</text:p>
      <text:p text:style-name="P79"><text:s text:c="4"/>if nucleotide[counter] == 'C':</text:p>
      <text:p text:style-name="P79"><text:s text:c="8"/>lowernucleotide = lowernucleotide + 'c'</text:p>
      <text:p text:style-name="P79"><text:s text:c="4"/>counter = counter + 1</text:p>
      <text:p text:style-name="P79"><text:s text:c="4"/></text:p>
      <text:p text:style-name="P79"><text:s text:c="4"/>print (lowernucleotide)</text:p>
      <text:p text:style-name="P69"/>
      <text:p text:style-name="P69">9.</text:p>
      <text:p text:style-name="P78">numbers = input("enter numbers")</text:p>
      <text:p text:style-name="P78">smallnumber = 100000000000</text:p>
      <text:p text:style-name="P78">while numbers != "":</text:p>
      <text:p text:style-name="P78"><text:s text:c="4"/>numbers = int(numbers)</text:p>
      <text:p text:style-name="P78"><text:s text:c="4"/>if smallnumber &gt; numbers:</text:p>
      <text:p text:style-name="P78"><text:s text:c="8"/>smallnumber = numbers</text:p>
      <text:p text:style-name="P78"><text:s text:c="8"/></text:p>
      <text:p text:style-name="P78"><text:s text:c="4"/>numbers = input("enter numbers")</text:p>
      <text:p text:style-name="P78"><text:s text:c="4"/></text:p>
      <text:p text:style-name="P78">print (smallnumber)</text:p>
      <text:p text:style-name="P72"/>
      <text:p text:style-name="P69"/>
      <text:p text:style-name="P69">10.</text:p>
      <text:p text:style-name="P80">numbers = input("enter numbers ")</text:p>
      <text:p text:style-name="P80">total = 0</text:p>
      <text:p text:style-name="P80">count = 0</text:p>
      <text:p text:style-name="P80">while numbers != "":</text:p>
      <text:p text:style-name="P80"><text:s text:c="4"/>numbers = int(numbers)</text:p>
      <text:p text:style-name="P80"><text:s text:c="4"/>total = total + numbers</text:p>
      <text:p text:style-name="P80"><text:soft-page-break/><text:s text:c="4"/>count = count + 1</text:p>
      <text:p text:style-name="P80"><text:s text:c="4"/></text:p>
      <text:p text:style-name="P80"><text:s text:c="4"/>numbers = input("enter numbers ")</text:p>
      <text:p text:style-name="P80"/>
      <text:p text:style-name="P80">average = (total/count)</text:p>
      <text:p text:style-name="P80"><text:s text:c="8"/></text:p>
      <text:p text:style-name="P80">print (average)</text:p>
      <text:p text:style-name="P70"/>
      <text:p text:style-name="P71">11.</text:p>
      <text:p text:style-name="P71">&gt;&gt;&gt; for x in range(1, 100): </text:p>
      <text:p text:style-name="P71">... <text:s text:c="5"/>print ''.join(str(x) for x in xrange(1, 111)) </text:p>
      <text:p text:style-name="P71"><text:s text:c="2"/>File "&lt;stdin&gt;", line 2 </text:p>
      <text:p text:style-name="P71"><text:s text:c="4"/>print ''.join(str(x) for x in xrange(1, 111)) </text:p>
      <text:p text:style-name="P71"><text:s text:c="11"/>^ </text:p>
      <text:p text:style-name="P71">SyntaxError: invalid syntax </text:p>
      <text:p text:style-name="P71"/>
      <text:p text:style-name="P71"/>
      <text:p text:style-name="P68"/>
      <text:p text:style-name="P73">14.</text:p>
      <text:p text:style-name="P73">maybe try do 14 in a one line input and not like this:</text:p>
      <text:p text:style-name="P73">&gt;&gt;&gt; phrase1 = input("enter phrase1") </text:p>
      <text:p text:style-name="P73">enter phrase1hello </text:p>
      <text:p text:style-name="P73">&gt;&gt;&gt; phrase2 = input("enter phrase2") </text:p>
      <text:p text:style-name="P73">enter phrase2computer </text:p>
      <text:p text:style-name="P73">&gt;&gt;&gt; letter = input("enter single letter") </text:p>
      <text:p text:style-name="P73">enter single letterr </text:p>
      <text:p text:style-name="P73">&gt;&gt;&gt; while df=='r': </text:p>
      <text:p text:style-name="P73">... <text:s text:c="5"/>print (phrase) </text:p>
      <text:p text:style-name="P73">... </text:p>
      <text:p text:style-name="P73">Traceback (most recent call last): </text:p>
      <text:p text:style-name="P73"><text:s text:c="2"/>File "&lt;stdin&gt;", line 1, in &lt;module&gt; </text:p>
      <text:p text:style-name="P73">NameError: name 'df' is not defined </text:p>
      <text:p text:style-name="P73">&gt;&gt;&gt; df=='r' </text:p>
      <text:p text:style-name="P73">Traceback (most recent call last): </text:p>
      <text:p text:style-name="P73"><text:s text:c="2"/>File "&lt;stdin&gt;", line 1, in &lt;module&gt; </text:p>
      <text:p text:style-name="P73">NameError: name </text:p>
      <text:p text:style-name="P61"/>
      <text:p text:style-name="P77">write on the site what you are doing so that you know which steps you follow. Work it out first before trying to code it</text:p>
      <text:p text:style-name="P77"/>
      <text:p text:style-name="P77"/>
      <text:p text:style-name="P77"/>
      <text:p text:style-name="P81">19 March 2015</text:p>
      <text:p text:style-name="P81">if you know you are going to repeat things a certain amount of times and you know where you start and stop then you can use a 'for loop'.</text:p>
      <text:p text:style-name="P81">Variables (counter) will show you in which step you will be</text:p>
      <text:p text:style-name="P81">what are you going to repeat various amounts of times? The consequent</text:p>
      <text:p text:style-name="P81">don't use the variable name that has a special meaning for python.</text:p>
      <text:p text:style-name="P81">Name the variables well so that you will know in future what you typed now even if the names are long.</text:p>
      <text:p text:style-name="P81"><text:soft-page-break/>I,j,k as variable then you know they used it as a counter.</text:p>
      <text:p text:style-name="P82">Again can have repetitions inside repetitions can repeat things several times.</text:p>
      <text:p text:style-name="P83">While can still be used if you don't know how many times user wants to repeat something and then a for loop to give something in a certain range</text:p>
      <text:p text:style-name="P83"/>
      <text:p text:style-name="P83">exp: give a nucleotide sequence and then use a while and for loop to be able to get the GC amount in the nucleotide</text:p>
      <text:p text:style-name="P84">continue is just a way to exit loop for just one step and then continue or repeat the loop with something else whereas breaks changes the whole idea.</text:p>
      <text:p text:style-name="P83"/>
      <text:p text:style-name="P85">Remember to keep committing things to git</text:p>
      <text:p text:style-name="P85"/>
      <text:p text:style-name="P86">can type in dir() in terminal in python3 if you want to determine which functions are available for certain things</text:p>
      <text:p text:style-name="P86"/>
      <text:p text:style-name="P87">git add * (this adds all the files to the repo)</text:p>
      <text:p text:style-name="P87"/>
      <text:p text:style-name="P88">get things from gustavo github account: </text:p>
      <text:p text:style-name="P88">git clone <text:a xlink:type="simple" xlink:href="https://github.com/4ndr01d3/python2015.git">https://github.com/4ndr01d3/python2015.git</text:a> (inot a specific directory)</text:p>
      <text:p text:style-name="P88">git pull <text:span text:style-name="T12">(to just make sure you are up to date)</text:span></text:p>
      <text:p text:style-name="P88"/>
      <text:p text:style-name="P88"/>
      <text:p text:style-name="P88"/>
      <text:p text:style-name="P89">20 March 2015</text:p>
      <text:p text:style-name="P89">006: Lists</text:p>
      <text:p text:style-name="P90">structure to organise the data you have collected for example multiple sequences</text:p>
      <text:p text:style-name="P91">only going deal with lists, tuples and dictionaries</text:p>
      <text:p text:style-name="P92">can be used to align values</text:p>
      <text:p text:style-name="P92">organising data in a certain way to be easy accessible</text:p>
      <text:p text:style-name="P92">order is vital when working on a list because the data will have a specific space into other things can be placed.</text:p>
      <text:p text:style-name="P92">Can have repeats in list even with the same values</text:p>
      <text:p text:style-name="P93">can have a list of lists</text:p>
      <text:p text:style-name="P93">can create a list that is empty with the same reason as using an empty string to be able to copy things to that empty list</text:p>
      <text:p text:style-name="P93">len() can still be used but now it just tells me how many items I have in my list</text:p>
      <text:p text:style-name="P93">you can have a mixed list meaning that not all the things have to be the same type of data.</text:p>
      <text:p text:style-name="P93">A string can help to understand the concept of a list</text:p>
      <text:p text:style-name="P93">a string is like a list of different characters</text:p>
      <text:p text:style-name="P93">can get information out of list the same way as out of a string by using the position function [].</text:p>
      <text:p text:style-name="P93">mixed[2][0] means to give the information from position 2 in the list and then give me the information on position 0 of that data.</text:p>
      <text:p text:style-name="P94">Always keep in mind how python is working and executing the functions then you can know what new functions mean.</text:p>
      <text:p text:style-name="P94"/>
      <text:p text:style-name="P94">No for each function in python because the for function can work in this way by just adding an in part to show in which range or in which variables</text:p>
      <text:p text:style-name="P94">dont have to initiate the variable that you put in the element place with a for in loop.</text:p>
      <text:p text:style-name="P94">The variable remains in the for loop until you tell it to stop.</text:p>
      <text:p text:style-name="P94">Python doesn't support a counting based for loop but the range function with the for loop actually <text:soft-page-break/>created a list for which python can go item by item.</text:p>
      <text:p text:style-name="P94">In python3 you cant just say range(1,5) and then all the elements out, but now we have to say list(range(1,5)) to get all the elements.</text:p>
      <text:p text:style-name="P94">When you just say range(1,5) then it just creates memory space for the range but not assigning it yet.</text:p>
      <text:p text:style-name="P94">If function can be used as a filter function in order to only get certain elements out of the function.</text:p>
      <text:p text:style-name="P95">Read the parts of python part for part in order be be able to understand the whole thing. Look <text:span text:style-name="T13">at</text:span> the example of colours on slide 14.</text:p>
      <text:p text:style-name="P95"/>
      <text:p text:style-name="P96">else in loop like on slide 15 is used to be able to stop the loop</text:p>
      <text:p text:style-name="P96">dont have to use an else in a loop if it is not necessary</text:p>
      <text:p text:style-name="P96"/>
      <text:p text:style-name="P96"/>
      <text:p text:style-name="P97">23 March 2015</text:p>
      <text:p text:style-name="P97">debugging is only a tool and it will tell you what is wrong but you have to still figure out what is wrong</text:p>
      <text:p text:style-name="P98">look at results to know what is the problem in the code</text:p>
      <text:p text:style-name="P99">the sum() function only works with lists</text:p>
      <text:p text:style-name="P99">so don't use with normal strings</text:p>
      <text:p text:style-name="P100">programming is based on very simple calculations and then you can calculate the things that are important in <text:s/>order to get steps to eventually get the solution.</text:p>
      <text:p text:style-name="P100"/>
      <text:p text:style-name="P100">Now back to lists:</text:p>
      <text:p text:style-name="P101">a*i the star only causes the repetition of a specific list. The whole list gets replicated.</text:p>
      <text:p text:style-name="P102">Can also get specific things by using the [] to give a specific position</text:p>
      <text:p text:style-name="P102"/>
      <text:p text:style-name="P102">list uses everything in [] and not in ().</text:p>
      <text:p text:style-name="P102">() is a string</text:p>
      <text:p text:style-name="P102">[] is a list unless you want to get the position of a specific elements</text:p>
      <text:p text:style-name="P102">lists can only be equal to each other if they have the same amount of elements and the elements in both lists being compared are the sam<text:span text:style-name="T14">e</text:span></text:p>
      <text:p text:style-name="P103">can ask if something is in a list: dna = [“ata”, “tga”....]</text:p>
      <text:p text:style-name="P103">then ask “atg” in dna = </text:p>
      <text:p text:style-name="P103">false cause nothing in list that matches to what you are looking for</text:p>
      <text:p text:style-name="P103"/>
      <text:p text:style-name="P103">list must be seen as a higher data structure in order to structure and store information</text:p>
      <text:p text:style-name="P103">on slide 21, a is not b because they take up two separate parts of the memory, but they are == because the elements are the same</text:p>
      <text:p text:style-name="P103">with the second example both a and b show to the same part in the memory</text:p>
      <text:p text:style-name="P104">with this is important to be careful of changing the elements in the second list because then you will start to change the elements in the first list as well and that can through things off from what it should be.</text:p>
      <text:p text:style-name="P104">[:] creates a copy of a list so then if you change the second list then you will not change the first list.</text:p>
      <text:p text:style-name="P104">The way you copy is by writing b = a[:]</text:p>
      <text:p text:style-name="P104"/>
      <text:p text:style-name="P105">if you want to use a specific function with a list you must write it in the following format:</text:p>
      <text:p text:style-name="P105">list.function([extra parameters])</text:p>
      <text:p text:style-name="P105">append leads to adding in something</text:p>
      <text:p text:style-name="P105">append can be seen as a functional statement so will not give an output until you check it by asking for it by print or whatever.</text:p>
      <text:p text:style-name="P105"><text:soft-page-break/>Can use dir(list) to check functions that can be applied to it.</text:p>
      <text:p text:style-name="P105">Can also apply dir() to a specific variable or list that you have created</text:p>
      <text:p text:style-name="P105">count is just to count how many of an element there is</text:p>
      <text:p text:style-name="P105">index is to show the position of a specific elements</text:p>
      <text:p text:style-name="P105"/>
      <text:p text:style-name="P106">use python3 docs and library reference to get to know what each function can do</text:p>
      <text:p text:style-name="P107">square brackets in the docs mean that the parameters are optional</text:p>
      <text:p text:style-name="P107"/>
      <text:p text:style-name="P107">must understand what is happening and code must be understandable when someone else will read it</text:p>
      <text:p text:style-name="P107">make it work and then later make it better</text:p>
      <text:p text:style-name="P107"/>
      <text:p text:style-name="P107">when you add or remove you can specify a specific position you want to add something to.</text:p>
      <text:p text:style-name="P108">Reverse and sort will change the whole thing so it might be better to first make a copy of the list first and then apply the functions</text:p>
      <text:p text:style-name="P108"/>
      <text:p text:style-name="P108">some things work better when you but more restrictions</text:p>
      <text:p text:style-name="P108">queue says that you can only come in at a specific position and go out a specific place </text:p>
      <text:p text:style-name="P108">queue can be implemented <text:s/>FIFO first in first out</text:p>
      <text:p text:style-name="P108">pile is a LIFO last one out and first one in.</text:p>
      <text:p text:style-name="P108"/>
      <text:p text:style-name="P109">can do second part of the exercises in terminal</text:p>
      <text:p text:style-name="P109"/>
      <text:p text:style-name="P110">ba6237</text:p>
      <text:p text:style-name="P110"/>
      <text:p text:style-name="P110"/>
      <text:p text:style-name="P111">24 March 2015</text:p>
      <text:p text:style-name="P111">Tuples and Dictionaries</text:p>
      <text:p text:style-name="P111"/>
      <text:p text:style-name="P112">tuples and lists are very similar so can apply things to both</text:p>
      <text:p text:style-name="P112">tuples you can just not change their values like you can do in lists</text:p>
      <text:p text:style-name="P112">can also get a position of something with tuples</text:p>
      <text:p text:style-name="P112">but cant change the position of something in a tuple</text:p>
      <text:p text:style-name="P112">tuples and strings can both not be changed</text:p>
      <text:p text:style-name="P112">we use () with tuples and not []</text:p>
      <text:p text:style-name="P112">can create a tuple by using exp a = (5,2)</text:p>
      <text:p text:style-name="P112">a = (5) just points to a value 5</text:p>
      <text:p text:style-name="P112">c = (5,) shows that 5 is a tuple and content is pointing to 5</text:p>
      <text:p text:style-name="P113">typing [5]=5 in terminal will show false because they are not the same</text:p>
      <text:p text:style-name="P113">parentheses are not necessary but then you have to put in commas to show that it is a tuple</text:p>
      <text:p text:style-name="P113">(1) is a mathematical calculation.</text:p>
      <text:p text:style-name="P113">Tuples can have strings and integers and both are fine in one</text:p>
      <text:p text:style-name="P113">(1,2) is (1,2) == they are not the same although they have the same values because both values were created in different parts in the memory</text:p>
      <text:p text:style-name="P114">to change the variable value by just changing their positions like x,y,z = z,x,y for exp.</text:p>
      <text:p text:style-name="P114"/>
      <text:p text:style-name="P115">Can use function sort with tuples and lists.</text:p>
      <text:p text:style-name="P115"/>
      <text:p text:style-name="P115"/>
      <text:p text:style-name="P115"/>
      <text:p text:style-name="P116"><text:soft-page-break/>26 March 2015</text:p>
      <text:p text:style-name="P116">Know the main differences between tuples and dictionaries and lists and then it can get easier to solve problems</text:p>
      <text:p text:style-name="P116">do things on the divide and concur way</text:p>
      <text:p text:style-name="P117">see dictionaries as having records of having things</text:p>
      <text:p text:style-name="P117">like a register of information</text:p>
      <text:p text:style-name="P117"/>
      <text:p text:style-name="P118">look at the example of movies.py and then see how the Y/N question thing works as well as how to get info out of a dictionary</text:p>
      <text:p text:style-name="P119">get this example off of github by cloning</text:p>
      <text:p text:style-name="P119"/>
      <text:p text:style-name="P120">009: Functions</text:p>
      <text:p text:style-name="P120">faster ways of doing things by using functions</text:p>
      <text:p text:style-name="P120">pieces of code are good for calculating specific tasks</text:p>
      <text:p text:style-name="P120">when writing functions you are sort of writing short programs</text:p>
      <text:p text:style-name="P120">it only solves atomic tasks</text:p>
      <text:p text:style-name="P120"/>
      <text:p text:style-name="P121">def to define a function that you give a name and with certain parameters</text:p>
      <text:p text:style-name="P121">name cant start with a numbers</text:p>
      <text:p text:style-name="P121">and function cant be any of the already reserved functions as print</text:p>
      <text:p text:style-name="P121">list of parameters are actually a list of tuple separated by commas</text:p>
      <text:p text:style-name="P121">indentation are important after a def</text:p>
      <text:p text:style-name="P121">defining a function doesnt execute a function</text:p>
      <text:p text:style-name="P121">return used for names of functions of variables</text:p>
      <text:p text:style-name="P121">return just gives it as the parameters are typed, but print gives the execution of a function and prints the result</text:p>
      <text:p text:style-name="P121"/>
      <text:p text:style-name="P121">return causes python to ignore whatever is after it</text:p>
      <text:p text:style-name="P121">return tells python what to show of the def when the function is called</text:p>
      <text:p text:style-name="P122">still think of things step by step in order to understand what the functions are doing</text:p>
      <text:p text:style-name="P122"/>
      <text:p text:style-name="P123">on slide 9: t1 and t2 are strings but can be returned as tuples</text:p>
      <text:p text:style-name="P123">python automatically packs and unpacks tuples and tuples are used as middleman</text:p>
      <text:p text:style-name="P123">so if you have a problem where you have to return two values, put the values into a tuple and then print it</text:p>
      <text:p text:style-name="P123"/>
      <text:p text:style-name="P123">slide 11 the division needs to be a // because its in python3 now</text:p>
      <text:p text:style-name="P123">it will give an error when a string is given because the //60 made it only to work with integers and floats</text:p>
      <text:p text:style-name="P123"/>
      <text:p text:style-name="P124">hexadecimal notation is in binary</text:p>
      <text:p text:style-name="P124">google how binary notation works</text:p>
      <text:p text:style-name="P125">can also have octal numbers with base 8 where you divide everything with 8</text:p>
      <text:p text:style-name="P125">hexadecimal you divide everything by 6</text:p>
      <text:p text:style-name="P125">book about dance stories????</text:p>
      <text:p text:style-name="P125">easy to write the answers in hexadecimal notation because it makes the interpretation of big numbers much easier</text:p>
      <text:p text:style-name="P126">r = 16 can be seen as the base by which the number will be divided to find the hexadecimal notation</text:p>
      <text:p text:style-name="P126">in while loop there is a concatenation in the reverse way where things are added at the front of the variable because when looking at the way notation in calculated, is in reverse.</text:p>
      <text:p text:style-name="P126"><text:soft-page-break/>// is used to only get the integer part of it to only get a 1</text:p>
      <text:p text:style-name="P126">the upper and lower strings were used as a map to get a number or letter for the remainder of the division and give it in hexadecimal notation.</text:p>
      <text:p text:style-name="P126">Last line of this slide says divide 17 by base 2</text:p>
      <text:p text:style-name="P126"/>
      <text:p text:style-name="P126"/>
      <text:p text:style-name="P127">from <text:a xlink:type="simple" xlink:href="http://www.openbookproject.net/books/bpp4awd/ch05.html">http://www.openbookproject.net/books/bpp4awd/ch05.html</text:a> </text:p>
      <text:p text:style-name="P217">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220">[4, 10, 'SpamSpam', 19.0]</text:p>
      <text:p text:style-name="P128">exam</text:p>
      <text:p text:style-name="P128">e calculations</text:p>
      <text:p text:style-name="P128">functions to calculate distances: do this by getting the square root between points</text:p>
      <text:p text:style-name="P128">know the dictionary question about counting names to be able to count the amino acids so that you can separate the amino acids into groups <text:span text:style-name="T15">= to be able to count hings use dictionaries</text:span></text:p>
      <text:p text:style-name="P129">parsing the files are important</text:p>
      <text:p text:style-name="P129">translating the amino acid sequence</text:p>
      <text:p text:style-name="P129">identifying silent mutations</text:p>
      <text:p text:style-name="P129"/>
      <text:p text:style-name="P129"/>
      <text:p text:style-name="P134">27 March 2015</text:p>
      <text:p text:style-name="P129"/>
      <text:p text:style-name="P130">for question 10 of dictionaries:</text:p>
      <text:p text:style-name="P130">1. have to capture name</text:p>
      <text:p text:style-name="P130">2. manage recurrent customers</text:p>
      <text:p text:style-name="P130">3. quit</text:p>
      <text:p text:style-name="P130">4. show comments</text:p>
      <text:p text:style-name="P130"/>
      <text:p text:style-name="P130"/>
      <text:p text:style-name="P131">when looking at any question to answer: list the main things in the question to do and then go and sort out the easy ones first and then build on that</text:p>
      <text:p text:style-name="P131">this will make it easier</text:p>
      <text:p text:style-name="P131">test the outputs continuously</text:p>
      <text:p text:style-name="P131"/>
      <text:p text:style-name="P132">for question 10 of dictionaries:</text:p>
      <text:p text:style-name="P133">1. multi <text:span text:style-name="T16">line </text:span>comments</text:p>
      <text:p text:style-name="P133">2. comments not exceed 60 characters</text:p>
      <text:p text:style-name="P133"/>
      <text:p text:style-name="P133"/>
      <text:p text:style-name="P134">010: scope and modules</text:p>
      <text:p text:style-name="P135">separate space for that variable that allows us to have infinite number of variables and also to repeat the names</text:p>
      <text:p text:style-name="P135">what can I access from different points = visibility</text:p>
      <text:p text:style-name="P135">need to know or have an idea where the things are stored</text:p>
      <text:p text:style-name="P135">namespace = the functions have certain variables in a space in memory</text:p>
      <text:p text:style-name="P135"><text:soft-page-break/>namespace is kinda like a dictionary</text:p>
      <text:p text:style-name="P135">behave the same as a dictionary</text:p>
      <text:p text:style-name="P135"/>
      <text:p text:style-name="P135">if you do things on terminal then after you defined a function and used it once, it will not be kept in memory so when you want it again then it will not be there</text:p>
      <text:p text:style-name="P135">three types: local, global and built-in dictionaries</text:p>
      <text:p text:style-name="P135"/>
      <text:p text:style-name="P136">can access things in these spaces in the same way that we do a dictionary =&gt; dictionary[“text”]</text:p>
      <text:p text:style-name="P136">it is not the same as the dir function to get information about it</text:p>
      <text:p text:style-name="P136">if you type in global() you will see all the things in it</text:p>
      <text:p text:style-name="P136">when you are in main part of program then local and global will both be the same. But if you create a function in for example the local() space then it will be different than from the global part</text:p>
      <text:p text:style-name="P136">when you create a loc<text:span text:style-name="T17">a</text:span>l function then it will be in there in global, but the function will not be executed</text:p>
      <text:p text:style-name="P136">but still as soon as the function is done executing then the function variables will be gone and the memory can be allocated fro something else</text:p>
      <text:p text:style-name="P136">don<text:span text:style-name="T17">'</text:span>t execute a function when still defining it but need to first call a function when you want it to executed</text:p>
      <text:p text:style-name="P136"/>
      <text:p text:style-name="P136">global<text:span text:style-name="T17">'</text:span>s contain everything </text:p>
      <text:p text:style-name="P136"/>
      <text:p text:style-name="P137">if the value of a function is not in the local then python will go look for it outside in the global space</text:p>
      <text:p text:style-name="P137">here you should think about how python interprets the script</text:p>
      <text:p text:style-name="P137"/>
      <text:p text:style-name="P137">try to always use local variables because globals can be used as a problem solver but dont use it unless it is very very necessary</text:p>
      <text:p text:style-name="P137"/>
      <text:p text:style-name="P138">import function can be used to import things from different spaces</text:p>
      <text:p text:style-name="P138">you can import files and functions</text:p>
      <text:p text:style-name="P138">you dont have to state that it is .py at the end because python will take it as being .py.</text:p>
      <text:p text:style-name="P138"/>
      <text:p text:style-name="P138">Symbol.name can either be a variable or a function</text:p>
      <text:p text:style-name="P138"/>
      <text:p text:style-name="P139">when looking at the examples you need to keep track in which space the values are stored in order to know which ones will be printed</text:p>
      <text:p text:style-name="P140">everytime you inport a new module then you are making a whole new environment</text:p>
      <text:p text:style-name="P140">can still create dir function on modules in order to get whatever is in there</text:p>
      <text:p text:style-name="P140">can check it my saying print(dir(module))</text:p>
      <text:p text:style-name="P140"/>
      <text:p text:style-name="P140">slide 15</text:p>
      <text:p text:style-name="P140">from my module take everything and put it in global</text:p>
      <text:p text:style-name="P140">then for example the function to print now exists because it will not go look in other places for the variables</text:p>
      <text:p text:style-name="P140">when you do this you will overwrite everything in the global which was there especially the <text:span text:style-name="T18">variables</text:span> that already existed there</text:p>
      <text:p text:style-name="P141">try to make modules of the exercises functions into different spaces</text:p>
      <text:p text:style-name="P141"/>
      <text:p text:style-name="P142">assign<text:span text:style-name="T19">ment 2:</text:span></text:p>
      <text:p text:style-name="P142">take what is on url and make it a variable = “”” <text:s text:c="2"/>“””</text:p>
      <text:p text:style-name="P142">similar to the idea of the movies</text:p>
      <text:p text:style-name="P143"><text:soft-page-break/>30 March 2015</text:p>
      <text:h text:style-name="P221" text:outline-level="3">011: Standard Modules, random, time, os and sys</text:h>
      <text:p text:style-name="P144">Keep looking at the python documentation for modules and try to think what they would call it to be able to find it easier</text:p>
      <text:p text:style-name="P144">if you cant find it there then look at google and then go to stackoverflow</text:p>
      <text:p text:style-name="P144">the linear algebra module can be used to sort out problems like done in matlab</text:p>
      <text:p text:style-name="P144">random can be used to create games where the people will behave randomly</text:p>
      <text:p text:style-name="P144">time <text:span text:style-name="T20">package</text:span> to see how long an algorithm takes to execute a program and get solution</text:p>
      <text:p text:style-name="P145"/>
      <text:p text:style-name="P145">sys module:</text:p>
      <text:p text:style-name="P146">import function into a specific namespace</text:p>
      <text:p text:style-name="P146">bz2 to compress and uncompress a file in python but just check what type of file you can do</text:p>
      <text:p text:style-name="P147">every time you want to use a module you type: import whatever_module</text:p>
      <text:p text:style-name="P147"/>
      <text:p text:style-name="P148">slide 5</text:p>
      <text:p text:style-name="P148">the name of the file and whatever follows is shown after you import the sys.argv</text:p>
      <text:p text:style-name="P148">can open a fasta file by using these command and argument type commands</text:p>
      <text:p text:style-name="P148"/>
      <text:p text:style-name="P148">-<text:span text:style-name="T21">a -n -s is used as arguments for the sys and so can do a program where it receives arguments from the command line but this is just one of the many things you can do with it</text:span></text:p>
      <text:p text:style-name="P148"/>
      <text:p text:style-name="P149">have to import these things every time because its something outside of the normal</text:p>
      <text:p text:style-name="P149"/>
      <text:p text:style-name="P150">when you want to have samples out of a specific list then have to state how many samples you want to have</text:p>
      <text:p text:style-name="P150">use dir(random) to find out more about the specific function.</text:p>
      <text:p text:style-name="P151">Cwd in python and pwd in linux are the same thing.</text:p>
      <text:p text:style-name="P151"/>
      <text:p text:style-name="P152">Time module</text:p>
      <text:p text:style-name="P152">it gives the time in milliseconds since the epoch which was 1 Jan 0:0:0 in 1970</text:p>
      <text:p text:style-name="P152">you can get the tie since the epoch</text:p>
      <text:p text:style-name="P152">can also check the time your algorithm takes to complete a task</text:p>
      <text:p text:style-name="P152"/>
      <text:p text:style-name="P153">slide 16</text:p>
      <text:p text:style-name="P153">the indexes can be used as a list of tuples</text:p>
      <text:p text:style-name="P153"/>
      <text:p text:style-name="P164">to get info on python modules look at <text:a xlink:type="simple" xlink:href="https://docs.python.org/2.7/py-modindex.html">https://docs.python.org/2.7/py-modindex.html</text:a></text:p>
      <text:p text:style-name="P164"/>
      <text:p text:style-name="P153"/>
      <text:p text:style-name="P154">012: files and formats</text:p>
      <text:p text:style-name="P155">save all the lectures from gustavo and put in python folder</text:p>
      <text:p text:style-name="P156">all files even sound tracks are something that someone can read and write</text:p>
      <text:p text:style-name="P156">find out difference between doc and doc.x and rtf files</text:p>
      <text:p text:style-name="P156">linux deals with files as if they are directories</text:p>
      <text:p text:style-name="P156">speed in the computer depends on where do you get the info from.</text:p>
      <text:p text:style-name="P157">Only going to work with text files</text:p>
      <text:p text:style-name="P157">to open text files we use the function open</text:p>
      <text:p text:style-name="P157">need to be in the right directory for the file to be able to open</text:p>
      <text:p text:style-name="P157">there are three odes to open the files: reading, writing, append.</text:p>
      <text:p text:style-name="P158"><text:soft-page-break/>Write is not the same as r+ because it can make a new file, or if there is something in that file, then it will delete all things in the file and start as if it is a new file. </text:p>
      <text:p text:style-name="P158">So the best one to use is actually r+ because it is the safest because it will not cause loss of info and also not cause the info you are adding to only be added to the end of the file</text:p>
      <text:p text:style-name="P158"/>
      <text:p text:style-name="P158">everytime you read something the pointer moves on</text:p>
      <text:p text:style-name="P158">f.tell() can be used to know where you are in the file currently</text:p>
      <text:p text:style-name="P158">f.seek() can go to a specific point in the file</text:p>
      <text:p text:style-name="P158">0 means from the beginning</text:p>
      <text:p text:style-name="P158">1 means from where I am in the file</text:p>
      <text:p text:style-name="P158">2 means from the end of the file</text:p>
      <text:p text:style-name="P159">these numbers can be used with the f.seek() function.</text:p>
      <text:p text:style-name="P159"/>
      <text:p text:style-name="P159">Read returns a string</text:p>
      <text:p text:style-name="P159">readline returns a string until a new line is in</text:p>
      <text:p text:style-name="P159">readlines creates a list of each of the lines</text:p>
      <text:p text:style-name="P159">like with the assignment if we had a text file then can use readlines to make a list of all the lines to be able to read what is going on</text:p>
      <text:p text:style-name="P159"><text:s/>allways be aware of where the pointer is in the file because this can make a big difference to your output</text:p>
      <text:p text:style-name="P159"/>
      <text:p text:style-name="P159">rstrip() takes out the spaces from the right of the string and so it can take out the \n</text:p>
      <text:p text:style-name="P160">when saying just strip() then it will take out any white space at both sides of the text</text:p>
      <text:p text:style-name="P160"/>
      <text:p text:style-name="P160">the \n at end of the line because this tells the program to go to the next line else it will not go to the next line</text:p>
      <text:p text:style-name="P160"/>
      <text:p text:style-name="P160">writelines doesnt actually write lines because you have to put the new character like \n else it will concatenate everything into a singe line</text:p>
      <text:p text:style-name="P160"/>
      <text:p text:style-name="P161">try this in terminal:</text:p>
      <text:p text:style-name="P161">python3</text:p>
      <text:p text:style-name="P161">newfile = open(“newfile.txt”,”w”)</text:p>
      <text:p text:style-name="P161">newfile.write(“something about airplanes”)</text:p>
      <text:p text:style-name="P161">newfile.close()</text:p>
      <text:p text:style-name="P161">exit()</text:p>
      <text:p text:style-name="P161">ls</text:p>
      <text:p text:style-name="P161">vim newfile.txt</text:p>
      <text:p text:style-name="P161">python3</text:p>
      <text:p text:style-name="P161">newfile = open(“newfile.txt”, “w”)</text:p>
      <text:p text:style-name="P161">newfile.write(“heat?”)</text:p>
      <text:p text:style-name="P161">newfile.close()</text:p>
      <text:p text:style-name="P161">exit()</text:p>
      <text:p text:style-name="P161">can use “a” in place of “w” to be able to append the file in stead of deleting all the contents everytime</text:p>
      <text:p text:style-name="P161">then can play with read and tell to read specific parts and to know which position you are in</text:p>
      <text:p text:style-name="P162">if you dont say how many characters to read then it will show the whole content of a file</text:p>
      <text:p text:style-name="P162"/>
      <text:p text:style-name="P163">to deal with the files is the same as that as with a string and the same as was done with the assignment 2 where you can separate with lines and tabs and etc.</text:p>
      <text:p text:style-name="P167"><text:soft-page-break/>project:</text:p>
      <text:p text:style-name="P165">working with genbank files</text:p>
      <text:p text:style-name="P165">can download all the things in genbank file format which are normal text files</text:p>
      <text:p text:style-name="P165"/>
      <text:p text:style-name="P166">with the seq if you use [] then it includes the one else () doesn<text:span text:style-name="T22">'</text:span>t include the one</text:p>
      <text:p text:style-name="P166"/>
      <text:p text:style-name="P166">with the translation, it only starts translating when it has a start codon and stops at a stop codon</text:p>
      <text:p text:style-name="P170">just look forward and not in reverse</text:p>
      <text:p text:style-name="P170"/>
      <text:p text:style-name="P170"/>
      <text:p text:style-name="P170"/>
      <text:p text:style-name="P171">31 March 2015</text:p>
      <text:p text:style-name="P177">013: Regular patterns</text:p>
      <text:p text:style-name="P172"/>
      <text:p text:style-name="P172">this has almost like its own mini-language.</text:p>
      <text:p text:style-name="P172">Can check if two strings are the same use the “==” <text:span text:style-name="T23">or 'in' needs to be exactly equal to give a true answer.</text:span></text:p>
      <text:p text:style-name="P172">“.<text:span text:style-name="T23">ab” → the dot means any character can be in that place but the ab still needs to be identical. If it has two extra characters then tere will be no match</text:span></text:p>
      <text:p text:style-name="P172">“..<text:span text:style-name="T23">ab” → needs two characters (any) before the ab</text:span></text:p>
      <text:p text:style-name="P172">“<text:span text:style-name="T23">^” → it has to be the very first character in a string</text:span></text:p>
      <text:p text:style-name="P172">“<text:span text:style-name="T23">$” → it has to be the very last character in the string</text:span></text:p>
      <text:p text:style-name="P173">[pt] → a list of optional characters that you can use there</text:p>
      <text:p text:style-name="P173">[^abc] → means anything but abc</text:p>
      <text:p text:style-name="P174">if you still need a carot then say [ab^]</text:p>
      <text:p text:style-name="P174">[^ab^] → not to a not to b and not to the carot</text:p>
      <text:p text:style-name="P174">\d → if you need one digit</text:p>
      <text:p text:style-name="P174">\\d → if you need two digits and will not give exp 9 but have to say 09 then it is fine</text:p>
      <text:p text:style-name="P175">\w → [a-zS-z0-9] → means anything except symbols</text:p>
      <text:p text:style-name="P176">'?' → means a piece of regular expression can be there or not = it is optional exp \d?\d means the first \d is optional</text:p>
      <text:p text:style-name="P176">'+' → means at least one </text:p>
      <text:p text:style-name="P176">'*' → means zero and on of the character</text:p>
      <text:p text:style-name="P178">{} → to say you need how many of one thing or if you want a specific range of how many things you need to be the same</text:p>
      <text:p text:style-name="P178"/>
      <text:p text:style-name="P178">can use pipe | to give options to say either one or the other for the regular expressions</text:p>
      <text:p text:style-name="P179">parentheses to start groupings of regular expressions and can be split with a | to say either one of the two</text:p>
      <text:p text:style-name="P180">here you can choose between the t an p in ID and passport NB to remember this because it can cause problems</text:p>
      <text:p text:style-name="P180">use this | idea to work out the motifs in the project.</text:p>
      <text:p text:style-name="P180"/>
      <text:p text:style-name="P180"><text:s/><text:span text:style-name="T24">Slide 10</text:span> important to prepare python to search for the <text:s/>regular expression / motif</text:p>
      <text:p text:style-name="P180"/>
      <text:p text:style-name="P180">[ab]* → any combination of a and b </text:p>
      <text:p text:style-name="P180"/>
      <text:p text:style-name="P181">functions with regular expressions:</text:p>
      <text:p text:style-name="P181">match → it has to be exactly the same as what you are looking for</text:p>
      <text:p text:style-name="P181">search → if anything matches within something else</text:p>
      <text:p text:style-name="P181"><text:soft-page-break/>findall → returns a list of all the different matches in the file but doesn't return the position of that match</text:p>
      <text:p text:style-name="P181"/>
      <text:p text:style-name="P182">first have to compile the regular expression and then use it for the search/find or whatever you want to do with it</text:p>
      <text:p text:style-name="P182"/>
      <text:p text:style-name="P182">do this in terminal to test:</text:p>
      <text:p text:style-name="P182">pattern = “ATG*TAG”</text:p>
      <text:p text:style-name="P182">import re</text:p>
      <text:p text:style-name="P182">regex = re.compile(pattern)</text:p>
      <text:p text:style-name="P182">regex.search(“”)</text:p>
      <text:p text:style-name="P182">regex.search(“”) == None</text:p>
      <text:p text:style-name="P182">regex.search(“”) != None</text:p>
      <text:p text:style-name="P182">regex.match(“ATGksjdjd”) != None</text:p>
      <text:p text:style-name="P182">change the pattern to “ATG[ATGC]*TAG” which means that ATG starts and then anything in any order of ATGC and then TAG to stop with</text:p>
      <text:p text:style-name="P182">test this now with different things</text:p>
      <text:p text:style-name="P183">have to have combinations that come in blocks of three for the [ATGC] so change pattern to “ATG<text:span text:style-name="T25">(</text:span>[ATGC]{3}<text:span text:style-name="T25">)</text:span>TAG” which means it starts with ATG and ends with TAG but it has any combination of ATGC but in threes in between ATG and TAG</text:p>
      <text:p text:style-name="P184">it needs to be in parentheses</text:p>
      <text:p text:style-name="P184">use the search function because it will find anything that resembles it</text:p>
      <text:p text:style-name="P184">say then:</text:p>
      <text:p text:style-name="P184">result = regex.search()</text:p>
      <text:p text:style-name="P184">result</text:p>
      <text:p text:style-name="P184">result.start() → to see where the pattern started</text:p>
      <text:p text:style-name="P184">dir(result) → to see all the things you can do with the result</text:p>
      <text:p text:style-name="P184">result.end()</text:p>
      <text:p text:style-name="P185">result.string</text:p>
      <text:p text:style-name="P185">result.string[result.start():result.end()] → to see just the pattern that was a match</text:p>
      <text:p text:style-name="P185"/>
      <text:p text:style-name="P185"/>
      <text:p text:style-name="P186">can also say:</text:p>
      <text:p text:style-name="P186"><text:span text:style-name="T26">result =</text:span> re.match(regular expression, text your looking in)</text:p>
      <text:p text:style-name="P187">and then see what result <text:span text:style-name="T27">is</text:span></text:p>
      <text:p text:style-name="P187"/>
      <text:p text:style-name="P188">find out what are stop and start codons to be able to get the regular expressions and then to be able to search for them in the text</text:p>
      <text:p text:style-name="P189">can say:</text:p>
      <text:p text:style-name="P189">result = re.match(“<text:span text:style-name="T28">(</text:span>ATG<text:span text:style-name="T28">)(</text:span>([ATGC]{3})*<text:span text:style-name="T28">)</text:span>(TAG|TAA|TGA)”,”text looking in”)</text:p>
      <text:p text:style-name="P189">print (result)</text:p>
      <text:p text:style-name="P190">print (result.groups())</text:p>
      <text:p text:style-name="P190">stop codon will be the last result from this last print statement</text:p>
      <text:p text:style-name="P190"/>
      <text:p text:style-name="P168">get code for parsing files and not biopython</text:p>
      <text:p text:style-name="P190"/>
      <text:p text:style-name="P191">the groups function can help a lot to get certain parts of info out of it</text:p>
      <text:p text:style-name="P191"/>
      <text:p text:style-name="P192"/>
      <text:p text:style-name="P192"/>
      <text:p text:style-name="P192"><text:soft-page-break/>014 Errors:</text:p>
      <text:p text:style-name="P193">if you are programming something. Make the errors understandable to the person reading it. Dont just give numbers as the windows errors do</text:p>
      <text:p text:style-name="P193"/>
      <text:p text:style-name="P193">traceback can show you where an error is coming from</text:p>
      <text:p text:style-name="P194">you read these errors from behind or from the bottom</text:p>
      <text:p text:style-name="P195">try and exceptions are nice because it gives you things to do</text:p>
      <text:p text:style-name="P195"><text:s/><text:span text:style-name="T29">unit testing is a good thing because then you have things that test whether the input is acceptable throughout</text:span></text:p>
      <text:p text:style-name="P196">if you get an error it will end the function and then you dont have a return anymore</text:p>
      <text:p text:style-name="P196"/>
      <text:p text:style-name="P196">you can actually cause an error because exp your function doesnt work with certain situations</text:p>
      <text:p text:style-name="P196"><text:s/><text:span text:style-name="T30">the raise value is like a stop to your function</text:span></text:p>
      <text:p text:style-name="P196"/>
      <text:p text:style-name="P197">copy and paste all lectures into a word file and then print it to have for the exam.</text:p>
      <text:p text:style-name="P197"/>
      <text:p text:style-name="P197">Go through FASTA file parser of the errors lecture NB</text:p>
      <text:p text:style-name="P197"/>
      <text:p text:style-name="P197"/>
      <text:p text:style-name="P198">1 April 2015</text:p>
      <text:p text:style-name="P198">015: Object oriented <text:span text:style-name="T31">programming</text:span>:</text:p>
      <text:p text:style-name="P199">programming based on three structures: sequential, conditions or repetitions</text:p>
      <text:p text:style-name="P199">objected oriented try to give a meaning to the structure of the data</text:p>
      <text:p text:style-name="P199">the idea is that everything can be modelled as an object.</text:p>
      <text:p text:style-name="P199">All the objects have to consider the position of the other objects</text:p>
      <text:p text:style-name="P199">have to determine how the components react to each other</text:p>
      <text:p text:style-name="P199">objects communicating with each other</text:p>
      <text:p text:style-name="P199"/>
      <text:p text:style-name="P200">when you are creating a class you are creating high level blue print and then have to define it in generic way</text:p>
      <text:p text:style-name="P201">field have two parts: class and object.</text:p>
      <text:p text:style-name="P201">Class have attributes and actions that are important</text:p>
      <text:p text:style-name="P201">if we have to do something in programming we have to run certain instructions to be able to example produce light while using a light-bulb</text:p>
      <text:p text:style-name="P201">method for class is important because this determines what you will be able to do with your program after code is ready</text:p>
      <text:p text:style-name="P202">create an instance of the class where you have the different attributes and methods so that you can then access the cars and tell the difference between them</text:p>
      <text:p text:style-name="P202"/>
      <text:p text:style-name="P203">lists are created as class in python.</text:p>
      <text:p text:style-name="P203">Can define lists by lengths</text:p>
      <text:p text:style-name="P203"/>
      <text:p text:style-name="P203">for the method can put in parameters to accept and then can have an output with different attributes</text:p>
      <text:p text:style-name="P169"/>
      <text:p text:style-name="P204">the self in the parameter is used to say that it is taking about the functions that is about the class and this represents the object of it</text:p>
      <text:p text:style-name="P205">self is also for future object brand and model etc. so this creates a method for any of the future objects.</text:p>
      <text:p text:style-name="P203"/>
      <text:p text:style-name="P206">Place in memory called my car which then has parts called brand, model and year and then it is not <text:soft-page-break/>a class anymore because it exists as a variable.</text:p>
      <text:p text:style-name="P206">ToString() can be used to produce the same thing as with under the class where the self parameter was used</text:p>
      <text:p text:style-name="P206"/>
      <text:p text:style-name="P206">it is easier to make a class per file then it will be easier to find</text:p>
      <text:p text:style-name="P161"/>
      <text:p text:style-name="P207">def <text:span text:style-name="T32">init</text:span><text:span text:style-name="T33">(self,brand,model,year):</text:span></text:p>
      <text:p text:style-name="P222">init makes it the first one to be called when the function starts</text:p>
      <text:p text:style-name="P142"/>
      <text:p text:style-name="P208">the moment you are declaring parameters in a function you are setting up that variables in the namespace in which the function was created</text:p>
      <text:p text:style-name="P208"/>
      <text:p text:style-name="P209">after the init function finishes, the namespcae in which the function was created loses all its values and the space is cleared</text:p>
      <text:p text:style-name="P209"/>
      <text:p text:style-name="P223">inheritance</text:p>
      <text:p text:style-name="P223">classes defined by using another class</text:p>
      <text:p text:style-name="P223">exp: class classname(from which class inheriting)</text:p>
      <text:p text:style-name="P223">so that the new class will have the same attributes and methods as the original class inherited from</text:p>
      <text:p text:style-name="P210"/>
      <text:p text:style-name="P224">clone things from gustavos repositories</text:p>
      <text:p text:style-name="P211"/>
      <text:p text:style-name="P225">need to put in the attributes to be able to get the right output when using something as myBakkie = Bakkie() need to put the values of all the parameters in there. </text:p>
      <text:p text:style-name="P225">We want to do something special with bakkie with its extra parameter which was the capacity of the bakkie</text:p>
      <text:p text:style-name="P225">you can then get the capacity by making a function and then using the self also because it will show the things that belong to the car</text:p>
      <text:p text:style-name="P212"/>
      <text:p text:style-name="P226">can reuse things by just referring back to the self</text:p>
      <text:p text:style-name="P213"/>
      <text:p text:style-name="P227">with the overwriting, you are reusing what you had before but then also plus whatever you want to add to it</text:p>
      <text:p text:style-name="P214"/>
      <text:p text:style-name="P228">composition</text:p>
      <text:p text:style-name="P229">using other things to be able to compose the lightbulb</text:p>
      <text:p text:style-name="P230">engine will be another class because it has many parameters</text:p>
      <text:p text:style-name="P231">attributes are not defined outside class as none because it will work because it is the very first thing that the function will do</text:p>
      <text:p text:style-name="P215"/>
      <text:p text:style-name="P231">self.engine.string to take the original info with the new engine attribute then first have to edit the bakkie part to also include the engine attribute.</text:p>
      <text:p text:style-name="P215"/>
      <text:p text:style-name="P231">Classes can be used and resused a lot of times and can also create other classes from the orginal one</text:p>
      <text:p text:style-name="P215"/>
      <text:p text:style-name="P231">there are other concepts in object oriented. We only covered the most often used ones.</text:p>
      <text:p text:style-name="P231">Know which types we covered</text:p>
      <text:p text:style-name="P215"><text:s/></text:p>
      <text:p text:style-name="P215"/>
      <text:p text:style-name="P215"/>
      <text:p text:style-name="P233"><text:soft-page-break/>2 April 2015</text:p>
      <text:p text:style-name="P233">016: Biopython</text:p>
      <text:p text:style-name="P234">first check if something you need is in the built-in and then go and google if you cant find it</text:p>
      <text:p text:style-name="P234">then you would probably have to need to program something to solve your problems</text:p>
      <text:p text:style-name="P234"/>
      <text:p text:style-name="P235">biopython needs some requirements that need to be installed</text:p>
      <text:p text:style-name="P235">it is part of the OBF</text:p>
      <text:p text:style-name="P235">also the same kind of thing like bioPERL</text:p>
      <text:p text:style-name="P235"/>
      <text:p text:style-name="P235">take a look at the BioRUBY and BioJS languages</text:p>
      <text:p text:style-name="P235">BioJS are more going to the visualization of proteins</text:p>
      <text:p text:style-name="P235">BioCONDUCTER want to include a lot of biodate exp microarray data sets</text:p>
      <text:p text:style-name="P235"/>
      <text:p text:style-name="P236">look at macports and homebrew cause they can be handy but just dont download and install both of them on the same device</text:p>
      <text:p text:style-name="P236"/>
      <text:p text:style-name="P236"/>
      <text:p text:style-name="P236">the repo for numpy is Sourceforge site</text:p>
      <text:p text:style-name="P236">I have to install numpy because I dont have it</text:p>
      <text:p text:style-name="P236"/>
      <text:p text:style-name="P237">there might be some porbloems with getting numpy and biopython but then just try downlaod as sudo and look at commands that can be used</text:p>
      <text:p text:style-name="P238">this does go quicker and easier on a mac system</text:p>
      <text:p text:style-name="P238"/>
      <text:p text:style-name="P239">look at the numpy tutorial to get examples of the kind of things you can do with it</text:p>
      <text:p text:style-name="P239">also biopython tutorial</text:p>
      <text:p text:style-name="P239"/>
      <text:p text:style-name="P240">Bio.Alphabet.IUPAC <text:span text:style-name="T35">is a package you can use for other characters for different things</text:span></text:p>
      <text:p text:style-name="P240"/>
      <text:p text:style-name="P241"><text:span text:style-name="T35">i</text:span><text:span text:style-name="T34">f you follow that first block then keep in mind the classes things because it can overwrite things so say </text:span><text:span text:style-name="T36">from Bio.seq import Seq</text:span></text:p>
      <text:p text:style-name="P242">when you import this then you are importing the class but then have to create an object which is my_seq which then has a method in it</text:p>
      <text:p text:style-name="P242">the unambiguous_dna command only allows ATGC to be in the alphabet</text:p>
      <text:p text:style-name="P242"/>
      <text:p text:style-name="P243">all the rules for slicing will still work here</text:p>
      <text:p text:style-name="P243">format also and string</text:p>
      <text:p text:style-name="P243"/>
      <text:p text:style-name="P244">proteins and nucleotides will never be able to concatenate</text:p>
      <text:p text:style-name="P244">first will have to change the one to the other</text:p>
      <text:p text:style-name="P244">keep using the dir() command in order to find info on what you will be able to do with that part of info. Remember to put in the name/variable of the data that you want info about in the brackets</text:p>
      <text:p text:style-name="P244"/>
      <text:p text:style-name="P245">can use the method format in order to print something in another way to exp print it in fasta format</text:p>
      <text:p text:style-name="P245"/>
      <text:p text:style-name="P245">with biopython have to keep in mind which things are objects and which are classes etc</text:p>
      <text:p text:style-name="P245"/>
      <text:p text:style-name="P246">handle is a variable that contains the content of the file which we will read</text:p>
      <text:p text:style-name="P247">can then read the handle and after handle was used can then close it</text:p>
      <text:p text:style-name="P247">this is on slide 21 of biopython</text:p>
      <text:p text:style-name="P248"><text:soft-page-break/>go on biopython website to see what biopython can be used for</text:p>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4-02T12:06:01.960521374</dc:date>
    <meta:editing-duration>P16DT9H5M7S</meta:editing-duration>
    <meta:editing-cycles>192</meta:editing-cycles>
    <meta:generator>LibreOffice/4.2.7.2$Linux_X86_64 LibreOffice_project/420m0$Build-2</meta:generator>
    <meta:document-statistic meta:table-count="0" meta:image-count="0" meta:object-count="0" meta:page-count="25" meta:paragraph-count="844" meta:word-count="8571" meta:character-count="45726" meta:non-whitespace-character-count="37630"/>
  </office:meta>
</office:document-meta>
</file>